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" manifest:media-type="application/vnd.sun.star.oleobject"/>
  <manifest:file-entry manifest:full-path="Object 1" manifest:media-type="application/vnd.sun.star.oleobject"/>
  <manifest:file-entry manifest:full-path="Object 39" manifest:media-type="application/vnd.sun.star.oleobject"/>
  <manifest:file-entry manifest:full-path="ObjectReplacements/Object 31" manifest:media-type=""/>
  <manifest:file-entry manifest:full-path="ObjectReplacements/Object 1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37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 9" manifest:media-type="application/vnd.sun.star.oleobject"/>
  <manifest:file-entry manifest:full-path="Object 32" manifest:media-type="application/vnd.sun.star.oleobject"/>
  <manifest:file-entry manifest:full-path="Object 2" manifest:media-type="application/vnd.sun.star.oleobject"/>
  <manifest:file-entry manifest:full-path="Object 33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34" manifest:media-type="application/vnd.sun.star.oleobject"/>
  <manifest:file-entry manifest:full-path="Object 5" manifest:media-type="application/vnd.sun.star.oleobject"/>
  <manifest:file-entry manifest:full-path="Object 35" manifest:media-type="application/vnd.sun.star.oleobject"/>
  <manifest:file-entry manifest:full-path="Object 6" manifest:media-type="application/vnd.sun.star.oleobject"/>
  <manifest:file-entry manifest:full-path="Object 36" manifest:media-type="application/vnd.sun.star.oleobject"/>
  <manifest:file-entry manifest:full-path="Object 7" manifest:media-type="application/vnd.sun.star.oleobject"/>
  <manifest:file-entry manifest:full-path="Object 37" manifest:media-type="application/vnd.sun.star.oleobject"/>
  <manifest:file-entry manifest:full-path="Object 8" manifest:media-type="application/vnd.sun.star.oleobject"/>
  <manifest:file-entry manifest:full-path="Object 38" manifest:media-type="application/vnd.sun.star.oleobject"/>
  <manifest:file-entry manifest:full-path="Object 10" manifest:media-type="application/vnd.sun.star.oleobject"/>
  <manifest:file-entry manifest:full-path="Object 11" manifest:media-type="application/vnd.sun.star.oleobject"/>
  <manifest:file-entry manifest:full-path="Object 12" manifest:media-type="application/vnd.sun.star.oleobject"/>
  <manifest:file-entry manifest:full-path="Object 13" manifest:media-type="application/vnd.sun.star.oleobject"/>
  <manifest:file-entry manifest:full-path="Object 14" manifest:media-type="application/vnd.sun.star.oleobject"/>
  <manifest:file-entry manifest:full-path="Object 15" manifest:media-type="application/vnd.sun.star.oleobject"/>
  <manifest:file-entry manifest:full-path="Object 16" manifest:media-type="application/vnd.sun.star.oleobject"/>
  <manifest:file-entry manifest:full-path="Object 17" manifest:media-type="application/vnd.sun.star.oleobject"/>
  <manifest:file-entry manifest:full-path="Object 18" manifest:media-type="application/vnd.sun.star.oleobject"/>
  <manifest:file-entry manifest:full-path="Object 19" manifest:media-type="application/vnd.sun.star.oleobject"/>
  <manifest:file-entry manifest:full-path="Object 20" manifest:media-type="application/vnd.sun.star.oleobject"/>
  <manifest:file-entry manifest:full-path="Object 21" manifest:media-type="application/vnd.sun.star.oleobject"/>
  <manifest:file-entry manifest:full-path="Object 22" manifest:media-type="application/vnd.sun.star.oleobject"/>
  <manifest:file-entry manifest:full-path="Object 23" manifest:media-type="application/vnd.sun.star.oleobject"/>
  <manifest:file-entry manifest:full-path="Object 24" manifest:media-type="application/vnd.sun.star.oleobject"/>
  <manifest:file-entry manifest:full-path="Object 25" manifest:media-type="application/vnd.sun.star.oleobject"/>
  <manifest:file-entry manifest:full-path="Object 26" manifest:media-type="application/vnd.sun.star.oleobject"/>
  <manifest:file-entry manifest:full-path="Object 27" manifest:media-type="application/vnd.sun.star.oleobject"/>
  <manifest:file-entry manifest:full-path="Object 28" manifest:media-type="application/vnd.sun.star.oleobject"/>
  <manifest:file-entry manifest:full-path="Object 29" manifest:media-type="application/vnd.sun.star.oleobject"/>
  <manifest:file-entry manifest:full-path="Object 30" manifest:media-type="application/vnd.sun.star.oleobject"/>
  <manifest:file-entry manifest:full-path="Object 40" manifest:media-type="application/vnd.sun.star.oleobject"/>
  <manifest:file-entry manifest:full-path="Object 41" manifest:media-type="application/vnd.sun.star.oleobject"/>
  <manifest:file-entry manifest:full-path="Object 42" manifest:media-type="application/vnd.sun.star.oleobject"/>
  <manifest:file-entry manifest:full-path="Object 43" manifest:media-type="application/vnd.sun.star.oleobject"/>
  <manifest:file-entry manifest:full-path="Object 44" manifest:media-type="application/vnd.sun.star.oleobject"/>
  <manifest:file-entry manifest:full-path="content.xml" manifest:media-type="text/xml"/>
  <manifest:file-entry manifest:full-path="Object 45" manifest:media-type="application/vnd.sun.star.oleobject"/>
  <manifest:file-entry manifest:full-path="Object 46" manifest:media-type="application/vnd.sun.star.oleobject"/>
  <manifest:file-entry manifest:full-path="Object 47" manifest:media-type="application/vnd.sun.star.oleobject"/>
  <manifest:file-entry manifest:full-path="Object 48" manifest:media-type="application/vnd.sun.star.oleobject"/>
  <manifest:file-entry manifest:full-path="Object 49" manifest:media-type="application/vnd.sun.star.oleobject"/>
  <manifest:file-entry manifest:full-path="Object 50" manifest:media-type="application/vnd.sun.star.oleobject"/>
  <manifest:file-entry manifest:full-path="Object 51" manifest:media-type="application/vnd.sun.star.oleobject"/>
  <manifest:file-entry manifest:full-path="Object 52" manifest:media-type="application/vnd.sun.star.oleobject"/>
  <manifest:file-entry manifest:full-path="Object 53" manifest:media-type="application/vnd.sun.star.oleobject"/>
  <manifest:file-entry manifest:full-path="Object 54" manifest:media-type="application/vnd.sun.star.oleobject"/>
  <manifest:file-entry manifest:full-path="Object 55" manifest:media-type="application/vnd.sun.star.oleobject"/>
  <manifest:file-entry manifest:full-path="Object 56" manifest:media-type="application/vnd.sun.star.oleobject"/>
  <manifest:file-entry manifest:full-path="Object 57" manifest:media-type="application/vnd.sun.star.oleobject"/>
  <manifest:file-entry manifest:full-path="Object 58" manifest:media-type="application/vnd.sun.star.oleobject"/>
  <manifest:file-entry manifest:full-path="Object 59" manifest:media-type="application/vnd.sun.star.oleobject"/>
  <manifest:file-entry manifest:full-path="Object 60" manifest:media-type="application/vnd.sun.star.oleobject"/>
  <manifest:file-entry manifest:full-path="Object 61" manifest:media-type="application/vnd.sun.star.oleobject"/>
  <manifest:file-entry manifest:full-path="Object 62" manifest:media-type="application/vnd.sun.star.oleobject"/>
  <manifest:file-entry manifest:full-path="Object 63" manifest:media-type="application/vnd.sun.star.oleobject"/>
  <manifest:file-entry manifest:full-path="Object 64" manifest:media-type="application/vnd.sun.star.oleobject"/>
  <manifest:file-entry manifest:full-path="Object 65" manifest:media-type="application/vnd.sun.star.oleobject"/>
  <manifest:file-entry manifest:full-path="Object 66" manifest:media-type="application/vnd.sun.star.oleobject"/>
  <manifest:file-entry manifest:full-path="Object 67" manifest:media-type="application/vnd.sun.star.oleobject"/>
  <manifest:file-entry manifest:full-path="Object 68" manifest:media-type="application/vnd.sun.star.oleobject"/>
  <manifest:file-entry manifest:full-path="Object 69" manifest:media-type="application/vnd.sun.star.oleobject"/>
  <manifest:file-entry manifest:full-path="Object 70" manifest:media-type="application/vnd.sun.star.oleobject"/>
  <manifest:file-entry manifest:full-path="Object 71" manifest:media-type="application/vnd.sun.star.oleobject"/>
  <manifest:file-entry manifest:full-path="Object 72" manifest:media-type="application/vnd.sun.star.oleobject"/>
  <manifest:file-entry manifest:full-path="Object 73" manifest:media-type="application/vnd.sun.star.oleobject"/>
  <manifest:file-entry manifest:full-path="Object 74" manifest:media-type="application/vnd.sun.star.oleobject"/>
  <manifest:file-entry manifest:full-path="Object 75" manifest:media-type="application/vnd.sun.star.oleobject"/>
  <manifest:file-entry manifest:full-path="Object 76" manifest:media-type="application/vnd.sun.star.oleobject"/>
  <manifest:file-entry manifest:full-path="Object 77" manifest:media-type="application/vnd.sun.star.oleobject"/>
  <manifest:file-entry manifest:full-path="Object 78" manifest:media-type="application/vnd.sun.star.oleobject"/>
  <manifest:file-entry manifest:full-path="Object 79" manifest:media-type="application/vnd.sun.star.oleobject"/>
  <manifest:file-entry manifest:full-path="Object 80" manifest:media-type="application/vnd.sun.star.oleobject"/>
  <manifest:file-entry manifest:full-path="Object 81" manifest:media-type="application/vnd.sun.star.oleobject"/>
  <manifest:file-entry manifest:full-path="Object 82" manifest:media-type="application/vnd.sun.star.oleobject"/>
  <manifest:file-entry manifest:full-path="Object 83" manifest:media-type="application/vnd.sun.star.oleobject"/>
  <manifest:file-entry manifest:full-path="Object 84" manifest:media-type="application/vnd.sun.star.oleobject"/>
  <manifest:file-entry manifest:full-path="Object 85" manifest:media-type="application/vnd.sun.star.oleobject"/>
  <manifest:file-entry manifest:full-path="Object 86" manifest:media-type="application/vnd.sun.star.oleobject"/>
  <manifest:file-entry manifest:full-path="Object 87" manifest:media-type="application/vnd.sun.star.oleobject"/>
  <manifest:file-entry manifest:full-path="Object 88" manifest:media-type="application/vnd.sun.star.oleobject"/>
  <manifest:file-entry manifest:full-path="Object 89" manifest:media-type="application/vnd.sun.star.oleobject"/>
  <manifest:file-entry manifest:full-path="Object 90" manifest:media-type="application/vnd.sun.star.oleobject"/>
  <manifest:file-entry manifest:full-path="Object 91" manifest:media-type="application/vnd.sun.star.oleobject"/>
  <manifest:file-entry manifest:full-path="Object 92" manifest:media-type="application/vnd.sun.star.oleobject"/>
  <manifest:file-entry manifest:full-path="Object 93" manifest:media-type="application/vnd.sun.star.oleobject"/>
  <manifest:file-entry manifest:full-path="Object 94" manifest:media-type="application/vnd.sun.star.oleobject"/>
  <manifest:file-entry manifest:full-path="Object 95" manifest:media-type="application/vnd.sun.star.oleobject"/>
  <manifest:file-entry manifest:full-path="Object 9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 style:list-style-name=""/>
    <style:style style:name="P4" style:family="paragraph" style:parent-style-name="Standard" style:list-style-name="">
      <style:paragraph-properties fo:text-align="center" style:justify-single-word="false"/>
    </style:style>
    <style:style style:name="P5" style:family="paragraph" style:parent-style-name="Standard" style:list-style-name="">
      <style:paragraph-properties fo:text-align="center" style:justify-single-word="false"/>
      <style:text-properties fo:language="en" fo:country="US"/>
    </style:style>
    <style:style style:name="P6" style:family="paragraph" style:parent-style-name="Standard" style:list-style-name="">
      <style:paragraph-properties fo:text-align="center" style:justify-single-word="false"/>
      <style:text-properties fo:language="en" fo:country="US" fo:font-style="italic" style:font-style-asian="italic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8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-0.042cm" fo:margin-right="0cm" fo:text-align="justify" style:justify-single-word="false" fo:text-indent="1.355cm" style:auto-text-indent="false"/>
    </style:style>
    <style:style style:name="P10" style:family="paragraph" style:parent-style-name="Standard" style:list-style-name="">
      <style:paragraph-properties fo:margin-left="0.085cm" fo:margin-right="0cm" fo:text-indent="1cm" style:auto-text-indent="false"/>
    </style:style>
    <style:style style:name="P11" style:family="paragraph" style:parent-style-name="Standard" style:list-style-name="">
      <style:paragraph-properties fo:margin-left="0.085cm" fo:margin-right="0cm" fo:text-align="justify" style:justify-single-word="false" fo:text-indent="1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1.249cm" style:auto-text-indent="false">
        <style:tab-stops>
          <style:tab-stop style:position="0.691cm"/>
        </style:tab-stops>
      </style:paragraph-properties>
    </style:style>
    <style:style style:name="P13" style:family="paragraph" style:parent-style-name="Standard">
      <style:paragraph-properties fo:margin-left="0cm" fo:margin-right="0cm" fo:text-align="center" style:justify-single-word="false" fo:text-indent="1.249cm" style:auto-text-indent="false">
        <style:tab-stops>
          <style:tab-stop style:position="0.691cm"/>
        </style:tab-stops>
      </style:paragraph-properties>
      <style:text-properties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Standard" style:list-style-name="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1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042cm" style:auto-text-indent="false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.042cm" style:auto-text-indent="false"/>
    </style:style>
    <style:style style:name="P25" style:family="paragraph" style:parent-style-name="Standard">
      <style:paragraph-properties fo:margin-left="0cm" fo:margin-right="0cm" fo:text-align="center" style:justify-single-word="false" fo:text-indent="0.042cm" style:auto-text-indent="false"/>
    </style:style>
    <style:style style:name="P26" style:family="paragraph" style:parent-style-name="Standard">
      <style:paragraph-properties fo:margin-left="0cm" fo:margin-right="0cm" fo:margin-top="0.423cm" fo:margin-bottom="0cm" loext:contextual-spacing="false" fo:line-height="150%" fo:text-align="justify" style:justify-single-word="false" fo:text-indent="0.042cm" style:auto-text-indent="false"/>
    </style:style>
    <style:style style:name="P27" style:family="paragraph" style:parent-style-name="Standard">
      <style:paragraph-properties fo:margin-left="0cm" fo:margin-right="0cm" fo:margin-top="0.423cm" fo:margin-bottom="0cm" loext:contextual-spacing="false" fo:line-height="150%" fo:text-align="end" style:justify-single-word="false" fo:text-indent="0.042cm" style:auto-text-indent="false"/>
    </style:style>
    <style:style style:name="P28" style:family="paragraph" style:parent-style-name="Standard">
      <style:paragraph-properties fo:margin-left="0cm" fo:margin-right="0cm" fo:margin-top="0.423cm" fo:margin-bottom="0cm" loext:contextual-spacing="false" fo:line-height="150%" fo:text-align="center" style:justify-single-word="false" fo:text-indent="0.042cm" style:auto-text-indent="false"/>
    </style:style>
    <style:style style:name="P29" style:family="paragraph" style:parent-style-name="Standard">
      <style:paragraph-properties fo:margin-left="0cm" fo:margin-right="0cm" fo:margin-top="0.423cm" fo:margin-bottom="0cm" loext:contextual-spacing="false" fo:line-height="150%" fo:text-align="justify" style:justify-single-word="false" fo:text-indent="0.042cm" style:auto-text-indent="false"/>
      <style:text-properties fo:font-style="italic" style:font-style-asian="italic"/>
    </style:style>
    <style:style style:name="P30" style:family="paragraph" style:parent-style-name="Standard">
      <style:paragraph-properties fo:margin-left="1cm" fo:margin-right="0cm" fo:text-align="center" style:justify-single-word="false" fo:text-indent="1cm" style:auto-text-indent="false"/>
      <style:text-properties fo:font-weight="bold" style:font-weight-asian="bold"/>
    </style:style>
    <style:style style:name="P31" style:family="paragraph" style:parent-style-name="Standard">
      <style:paragraph-properties fo:margin-left="1cm" fo:margin-right="0cm" fo:text-align="center" style:justify-single-word="false" fo:text-indent="1cm" style:auto-text-indent="false"/>
      <style:text-properties fo:language="en" fo:country="US" fo:font-weight="bold" style:font-weight-asian="bold"/>
    </style:style>
    <style:style style:name="P32" style:family="paragraph" style:parent-style-name="Standard">
      <style:paragraph-properties fo:margin-left="0.042cm" fo:margin-right="0cm" fo:text-align="justify" style:justify-single-word="false" fo:text-indent="1cm" style:auto-text-indent="false"/>
    </style:style>
    <style:style style:name="P33" style:family="paragraph" style:parent-style-name="Standard" style:master-page-name="Standard">
      <style:paragraph-properties fo:line-height="150%" style:page-number="auto"/>
      <style:text-properties fo:font-style="italic" style:font-style-asian="italic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fo:font-style="italic" fo:font-weight="bold" style:font-style-asian="italic" style:font-weight-asian="bold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4pt" style:font-size-asian="14pt" style:font-size-complex="14pt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en" fo:country="US" fo:font-style="italic" style:font-style-asian="italic"/>
    </style:style>
    <style:style style:name="T16" style:family="text">
      <style:text-properties style:text-position="super 58%" fo:font-size="10pt" fo:language="en" fo:country="US" style:font-size-asian="10pt" style:font-size-complex="10pt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language="en" fo:country="US" fo:font-style="italic" style:font-size-asian="10pt" style:font-style-asian="italic" style:font-size-complex="10pt"/>
    </style:style>
    <style:style style:name="T22" style:family="text">
      <style:text-properties fo:font-size="10pt" fo:language="en" fo:country="US" fo:font-weight="bold" style:font-size-asian="10pt" style:font-weight-asian="bold" style:font-size-complex="10pt"/>
    </style:style>
    <style:style style:name="T23" style:family="text">
      <style:text-properties fo:font-size="10pt" fo:font-style="italic" style:font-size-asian="10pt" style:font-style-asian="italic" style:font-size-complex="10pt"/>
    </style:style>
    <style:style style:name="T24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8.466cm" draw:visible-area-height="0.74cm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93cm" draw:visible-area-height="0.67cm"/>
    </style:style>
    <style:style style:name="fr4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3.033cm" draw:visible-area-height="0.705cm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2.54cm" draw:visible-area-height="0.74cm"/>
    </style:style>
    <style:style style:name="fr6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552cm" draw:visible-area-height="0.635cm"/>
    </style:style>
    <style:style style:name="fr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234cm" draw:visible-area-height="0.635cm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705cm" draw:visible-area-height="0.564cm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5.503cm" draw:visible-area-height="0.67cm"/>
    </style:style>
    <style:style style:name="fr1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27cm" draw:visible-area-height="0.635cm"/>
    </style:style>
    <style:style style:name="fr1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0.195cm" draw:visible-area-height="0.705cm"/>
    </style:style>
    <style:style style:name="fr1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8.36cm" draw:visible-area-height="0.776cm"/>
    </style:style>
    <style:style style:name="fr1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2.575cm" draw:visible-area-height="0.776cm"/>
    </style:style>
    <style:style style:name="fr14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6.985cm" draw:visible-area-height="0.776cm"/>
    </style:style>
    <style:style style:name="fr1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635cm" draw:visible-area-height="0.67cm"/>
    </style:style>
    <style:style style:name="fr16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74cm" draw:visible-area-height="0.67cm"/>
    </style:style>
    <style:style style:name="fr1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6.561cm" draw:visible-area-height="1.164cm"/>
    </style:style>
    <style:style style:name="fr1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93cm" draw:visible-area-height="0.635cm"/>
    </style:style>
    <style:style style:name="fr1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529cm" draw:visible-area-height="0.67cm"/>
    </style:style>
    <style:style style:name="fr2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88cm" draw:visible-area-height="0.423cm"/>
    </style:style>
    <style:style style:name="fr2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4.55cm" draw:visible-area-height="1.199cm"/>
    </style:style>
    <style:style style:name="fr2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635cm" draw:visible-area-height="0.564cm"/>
    </style:style>
    <style:style style:name="fr2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93cm" draw:visible-area-height="0.564cm"/>
    </style:style>
    <style:style style:name="fr24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9.348cm" draw:visible-area-height="1.975cm"/>
    </style:style>
    <style:style style:name="fr2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8.043cm" draw:visible-area-height="1.975cm"/>
    </style:style>
    <style:style style:name="fr26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1.959cm" draw:visible-area-height="1.975cm"/>
    </style:style>
    <style:style style:name="fr2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7.478cm" draw:visible-area-height="0.705cm"/>
    </style:style>
    <style:style style:name="fr2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5.715cm" draw:visible-area-height="1.164cm"/>
    </style:style>
    <style:style style:name="fr2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67cm" draw:visible-area-height="0.564cm"/>
    </style:style>
    <style:style style:name="fr3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4.303cm" draw:visible-area-height="1.834cm"/>
    </style:style>
    <style:style style:name="fr3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3.563cm" draw:visible-area-height="1.834cm"/>
    </style:style>
    <style:style style:name="fr3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2.417cm" draw:visible-area-height="1.093cm"/>
    </style:style>
    <style:style style:name="fr3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3.598cm" draw:visible-area-height="1.834cm"/>
    </style:style>
    <style:style style:name="fr34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2.558cm" draw:visible-area-height="1.093cm"/>
    </style:style>
    <style:style style:name="fr3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3.527cm" draw:visible-area-height="1.834cm"/>
    </style:style>
    <style:style style:name="fr36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2.488cm" draw:visible-area-height="1.093cm"/>
    </style:style>
    <style:style style:name="fr3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8.431cm" draw:visible-area-height="1.975cm"/>
    </style:style>
    <style:style style:name="fr3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3.581cm" draw:visible-area-height="2.046cm"/>
    </style:style>
    <style:style style:name="fr3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2.77cm" draw:visible-area-height="0.67cm"/>
    </style:style>
    <style:style style:name="fr4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1.465cm" draw:visible-area-height="2.046cm"/>
    </style:style>
    <style:style style:name="fr4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3.492cm" draw:visible-area-height="0.599cm"/>
    </style:style>
    <style:style style:name="fr4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5.345cm" draw:visible-area-height="1.234cm"/>
    </style:style>
    <style:style style:name="fr4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3.264cm" draw:visible-area-height="0.67cm"/>
    </style:style>
    <style:style style:name="fr44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2.77cm" draw:visible-area-height="0.635cm"/>
    </style:style>
    <style:style style:name="fr4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846cm" draw:visible-area-height="0.564cm"/>
    </style:style>
    <style:style style:name="fr46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2.751cm" draw:visible-area-height="1.34cm"/>
    </style:style>
    <style:style style:name="fr4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7.373cm" draw:visible-area-height="1.093cm"/>
    </style:style>
    <style:style style:name="fr4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529cm" draw:visible-area-height="0.635cm"/>
    </style:style>
    <style:style style:name="fr4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3.704cm" draw:visible-area-height="0.599cm"/>
    </style:style>
    <style:style style:name="fr5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3.598cm" draw:visible-area-height="0.63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УДК 519.4</text:p>
      <text:p text:style-name="P2"><text:span text:style-name="T4">ПОСТРОЕНИЕ <text:s/></text:span><text:span text:style-name="T6">D</text:span><text:span text:style-name="T5">-</text:span><text:span text:style-name="T4">ОПТИМАЛЬНЫХ <text:s/>ПЛАНОВ ЭКСПЕРИМЕНТОВ ДЛЯ <text:s/>ЛИНЕЙНОЙ <text:s/>МНОЖЕСТВЕННОЙ <text:s/>РЕГРЕССИИ С <text:s/>НЕРАВНОТОЧНЫМИ <text:s/>НАБЛЮДЕНИЯМИ<text:line-break/></text:span></text:p>
      <text:p text:style-name="P2"><text:span text:style-name="T5">В</text:span><text:span text:style-name="T6">. </text:span><text:span text:style-name="T5">П</text:span><text:span text:style-name="T6">. <text:s/></text:span><text:span text:style-name="T5">Кирлица</text:span><text:span text:style-name="T6"> </text:span><text:span text:style-name="T13">1)</text:span></text:p>
      <text:p text:style-name="P1"><text:span text:style-name="T13"><text:tab/>1)</text:span><text:span text:style-name="T1">Белорусский государственный университет, пр. Независимости, 4, 220030, г. Минск, Республика Беларусь.</text:span></text:p>
      <text:p text:style-name="P9">В статье исследуется проблема построения <text:span text:style-name="T9">D</text:span>-оптимальных планов экспериментов для линейной множественной регрессии в случае, когда дисперсия ошибок наблюдений зависит от точки, в которой проводится наблюдение. Определен класс функций, описывающих изменение дисперсии неравноточных наблюдений, для которых можно построить непрерывные <text:span text:style-name="T9">D</text:span><text:span text:style-name="T1">-</text:span>оптимальные планы экспериментов. Для линейной множественной регрессии с тремя факторами построены пять различных типов непрерывных <text:span text:style-name="T9">D</text:span><text:span text:style-name="T1">-</text:span>оптимальных планов экспериментов с <text:s/>неравноточными наблюдениями. Для каждого из этих типов выделен свой собственный класс функций, описывающих изменение дисперсии наблюдений.</text:p>
      <text:p text:style-name="P9"/>
      <text:h text:style-name="P11" text:outline-level="1"><text:span text:style-name="T2">Ключевые слова</text:span><text:span text:style-name="T3">:</text:span> точные<text:span text:style-name="T1"> </text:span><text:span text:style-name="T9">D</text:span>-оптимальные планы экспериментов, линейная множественная регрессия, равноточные, неравноточные наблюдения, насыщенные оптимальные планы.</text:h>
      <text:h text:style-name="P10" text:outline-level="1"/>
      <text:h text:style-name="P10" text:outline-level="1"/>
      <text:p text:style-name="P12"><text:span text:style-name="T7">CONSTRUCTION <text:s/></text:span><text:span text:style-name="T6">D</text:span><text:span text:style-name="T7">-OPTIMAL <text:s/>DESIGNS <text:s/>OF <text:s text:c="9"/>EXPERIMENTS <text:s/>FOR <text:s/>LINEAR MULTIPLE REGRESSION <text:s/>WITH <text:s/>HETEROSCEDASTIC OBSERVATIONS</text:span></text:p>
      <text:p text:style-name="P13"/>
      <text:h text:style-name="P4" text:outline-level="1"><text:span text:style-name="T7">V</text:span><text:span text:style-name="T4">. </text:span><text:span text:style-name="T7">P</text:span><text:span text:style-name="T4">. </text:span><text:span text:style-name="T7">Kirlitsa</text:span><text:span text:style-name="T4"> </text:span><text:span text:style-name="T14">a</text:span></text:h>
      <text:h text:style-name="P5" text:outline-level="1"/>
      <text:h text:style-name="P3" text:outline-level="1"><text:span text:style-name="T8"><text:tab/></text:span><text:span text:style-name="T14">a </text:span><text:span text:style-name="T9">Belarusian State University, Nezavisimosti avenue, 4, 220030, Minsk, Republic of Belarus</text:span></text:h>
      <text:h text:style-name="P4" text:outline-level="1"><text:span text:style-name="T9">Corresponding author: </text:span><text:a xlink:type="simple" xlink:href="mailto:Kirlitsa@bsu.by" text:style-name="Internet_20_link" text:visited-style-name="Visited_20_Internet_20_Link"><text:span text:style-name="Internet_20_link"><text:span text:style-name="T9">Kirlitsa@bsu.by</text:span></text:span></text:a></text:h>
      <text:h text:style-name="P6" text:outline-level="1"/>
      <text:p text:style-name="P14"><text:span text:style-name="T8">In article the problem of construction exact </text:span><text:span text:style-name="T9">D-</text:span><text:span text:style-name="T8">optimal designs of experiments for linear multiple regression in a case when variance of errors of observations depend on a point in which is made is investigated. Class of functions which describe change variance of heteroscedastic observations is defined for which it is possible construct <text:s/></text:span><text:span text:style-name="T9">D</text:span><text:span text:style-name="T8">-optimal continues designs of experiments. For linear multiple regression with three factors it is constructed five different types of <text:s text:c="2"/></text:span><text:span text:style-name="T9">D</text:span><text:span text:style-name="T8">-optimal continues designs of experiments with heteroscedastic observations. For each of these types the own class of functions describing change variance of observations is defined.</text:span></text:p>
      <text:h text:style-name="P15" text:outline-level="1"><text:span text:style-name="T10">Keywords</text:span><text:span text:style-name="T11">:</text:span><text:span text:style-name="T8"> exact </text:span><text:span text:style-name="T9">D</text:span><text:span text:style-name="T8">-optimal designs of experiments, linear multiple regressions, homoscedastic, heteroscedastic observations, saturated optimal designs.</text:span></text:h>
      <text:p text:style-name="P16"/>
      <text:h text:style-name="P5" text:outline-level="1"><text:soft-page-break/></text:h>
      <text:p text:style-name="P13"/>
      <text:p text:style-name="P8"/>
      <text:p text:style-name="P17">Рассмотрим линейную модель множественной регрессии:</text:p>
      <text:p text:style-name="P18"><draw:frame draw:style-name="fr2" draw:name="Объект1" text:anchor-type="as-char" svg:width="8.467cm" svg:height="0.741cm" draw:z-index="0"><draw:object-ole xlink:href="./Object 1" xlink:type="simple" xlink:show="embed" xlink:actuate="onLoad"/><draw:image xlink:href="./ObjectReplacements/Object 1" xlink:type="simple" xlink:show="embed" xlink:actuate="onLoad"/></draw:frame><text:s text:c="23"/>(1)</text:p>
      <text:p text:style-name="P23">где <draw:frame draw:style-name="fr3" draw:name="Объект2" text:anchor-type="as-char" svg:width="0.492cm" svg:height="0.67cm" draw:z-index="1"><draw:object-ole xlink:href="./Object 2" xlink:type="simple" xlink:show="embed" xlink:actuate="onLoad"/><draw:image xlink:href="./ObjectReplacements/Object 2" xlink:type="simple" xlink:show="embed" xlink:actuate="onLoad"/></draw:frame><text:s/>─ наблюдаемые переменные; <draw:frame draw:style-name="fr4" draw:name="Объект3" text:anchor-type="as-char" svg:width="3.032cm" svg:height="0.706cm" draw:z-index="2"><draw:object-ole xlink:href="./Object 3" xlink:type="simple" xlink:show="embed" xlink:actuate="onLoad"/><draw:image xlink:href="./ObjectReplacements/Object 3" xlink:type="simple" xlink:show="embed" xlink:actuate="onLoad"/></draw:frame>─ <text:span text:style-name="T9">m</text:span>-вектора контролируемых переменных, компоненты которых принадлежат единичному <text:span text:style-name="T9">m</text:span>-мерному кубу: <text:s text:c="15"/><draw:frame draw:style-name="fr5" draw:name="Объект4" text:anchor-type="as-char" svg:width="2.54cm" svg:height="0.741cm" draw:z-index="3"><draw:object-ole xlink:href="./Object 4" xlink:type="simple" xlink:show="embed" xlink:actuate="onLoad"/><draw:image xlink:href="./ObjectReplacements/Object 4" xlink:type="simple" xlink:show="embed" xlink:actuate="onLoad"/></draw:frame><draw:frame draw:style-name="fr6" draw:name="Объект5" text:anchor-type="as-char" svg:width="1.552cm" svg:height="0.635cm" draw:z-index="4"><draw:object-ole xlink:href="./Object 5" xlink:type="simple" xlink:show="embed" xlink:actuate="onLoad"/><draw:image xlink:href="./ObjectReplacements/Object 5" xlink:type="simple" xlink:show="embed" xlink:actuate="onLoad"/></draw:frame>─ неизвестные параметры; <draw:frame draw:style-name="fr7" draw:name="Объект6" text:anchor-type="as-char" svg:width="1.235cm" svg:height="0.635cm" draw:z-index="5"><draw:object-ole xlink:href="./Object 6" xlink:type="simple" xlink:show="embed" xlink:actuate="onLoad"/><draw:image xlink:href="./ObjectReplacements/Object 6" xlink:type="simple" xlink:show="embed" xlink:actuate="onLoad"/></draw:frame><text:s/>─ не коррелированные случайные ошибки наблюдений с нулевыми математическими ожиданиями и дисперсиями, зависящими от точки наблюдения <draw:frame draw:style-name="fr8" draw:name="Объект7" text:anchor-type="as-char" svg:width="0.706cm" svg:height="0.564cm" draw:z-index="6"><draw:object-ole xlink:href="./Object 7" xlink:type="simple" xlink:show="embed" xlink:actuate="onLoad"/><draw:image xlink:href="./ObjectReplacements/Object 7" xlink:type="simple" xlink:show="embed" xlink:actuate="onLoad"/></draw:frame>:</text:p>
      <text:p text:style-name="P24"><draw:frame draw:style-name="fr9" draw:name="Объект8" text:anchor-type="as-char" svg:width="5.503cm" svg:height="0.67cm" draw:z-index="7"><draw:object-ole xlink:href="./Object 8" xlink:type="simple" xlink:show="embed" xlink:actuate="onLoad"/><draw:image xlink:href="./ObjectReplacements/Object 8" xlink:type="simple" xlink:show="embed" xlink:actuate="onLoad"/></draw:frame><text:s text:c="30"/>(2)</text:p>
      <text:p text:style-name="P23">где <text:span text:style-name="T9">d</text:span>(<text:span text:style-name="T9">x</text:span><text:span text:style-name="T17">1</text:span>,…,<text:span text:style-name="T9">x</text:span><text:span text:style-name="T18">m</text:span>) − некоторая непрерывная функция. Функция <draw:frame draw:style-name="fr10" draw:name="Объект9" text:anchor-type="as-char" svg:width="1.27cm" svg:height="0.635cm" draw:z-index="8"><draw:object-ole xlink:href="./Object 9" xlink:type="simple" xlink:show="embed" xlink:actuate="onLoad"/><draw:image xlink:href="./ObjectReplacements/Object 9" xlink:type="simple" xlink:show="embed" xlink:actuate="onLoad"/></draw:frame><text:s/>в (2) должна быть такой, что в вершинах единичного <text:span text:style-name="T9">m</text:span>-мерного куба неравенство (2) обращается в равенство.</text:p>
      <text:p text:style-name="P23"><text:tab/>Для равноточных наблюдений (<text:span text:style-name="T9">d</text:span>(<text:span text:style-name="T9">x</text:span>) = <text:span text:style-name="T9">d</text:span> = <text:span text:style-name="T9">const</text:span>) проблема построения точных <text:span text:style-name="T9">D</text:span>-оптимальных планов экспериментов для модели наблюдений (1) довольно полно исследована [1]. В [2] построены точные <text:span text:style-name="T9">D</text:span>-оптимальные планы экспериментов для линейной модели парной регрессии с неравноточными наблюдениями. В [3] исследовалась проблема построения точных <text:span text:style-name="T9">D</text:span>-оптимальных планов экспериментов для модели наблюдений (1) при линейном изменении дисперсии наблюдений:</text:p>
      <text:p text:style-name="P24"><draw:frame draw:style-name="fr11" draw:name="Объект10" text:anchor-type="as-char" svg:width="10.195cm" svg:height="0.706cm" draw:z-index="9"><draw:object-ole xlink:href="./Object 10" xlink:type="simple" xlink:show="embed" xlink:actuate="onLoad"/><draw:image xlink:href="./ObjectReplacements/Object 10" xlink:type="simple" xlink:show="embed" xlink:actuate="onLoad"/></draw:frame><text:s text:c="19"/>(3)</text:p>
      <text:p text:style-name="P23">В статье автора [4], результаты построения точных <text:span text:style-name="T9">D</text:span>-оптимальных планов экспериментов для модели наблюдений (1), полученные в [3], были обобщены на более широкий класс дисперсий неравноточных наблюдений:</text:p>
      <text:p text:style-name="P24"><draw:frame draw:style-name="fr12" draw:name="Объект11" text:anchor-type="as-char" svg:width="8.361cm" svg:height="0.776cm" draw:z-index="10"><draw:object-ole xlink:href="./Object 11" xlink:type="simple" xlink:show="embed" xlink:actuate="onLoad"/><draw:image xlink:href="./ObjectReplacements/Object 11" xlink:type="simple" xlink:show="embed" xlink:actuate="onLoad"/></draw:frame><text:s text:c="27"/>(4)</text:p>
      <text:p text:style-name="P23">для каждой точки наблюдения <draw:frame draw:style-name="fr8" draw:name="Объект12" text:anchor-type="as-char" svg:width="0.706cm" svg:height="0.564cm" draw:z-index="11"><draw:object-ole xlink:href="./Object 12" xlink:type="simple" xlink:show="embed" xlink:actuate="onLoad"/><draw:image xlink:href="./ObjectReplacements/Object 12" xlink:type="simple" xlink:show="embed" xlink:actuate="onLoad"/></draw:frame>. Функция <text:span text:style-name="T9">d</text:span>(<text:span text:style-name="T9">x</text:span><text:span text:style-name="T17">1</text:span>,…,<text:span text:style-name="T9">x</text:span><text:span text:style-name="T18">m</text:span>) в (4) должна быть такой, чтобы в вершинах единичного <text:span text:style-name="T9">m</text:span>-мерного куба (<draw:frame draw:style-name="fr13" draw:name="Объект13" text:anchor-type="as-char" svg:width="2.575cm" svg:height="0.776cm" draw:z-index="12"><draw:object-ole xlink:href="./Object 13" xlink:type="simple" xlink:show="embed" xlink:actuate="onLoad"/><draw:image xlink:href="./ObjectReplacements/Object 13" xlink:type="simple" xlink:show="embed" xlink:actuate="onLoad"/></draw:frame>) неравенство (4) обращалось в равенство. Как отмечалось в [4], класс функций <text:span text:style-name="T9">d</text:span>(<text:span text:style-name="T9">x</text:span><text:span text:style-name="T17">1</text:span>,…,<text:span text:style-name="T9">x</text:span><text:span text:style-name="T18">m</text:span>), описываемых неравенством (4), обширен. Этому классу принадлежат постоянные функции (равноточные наблюдения), с линейным изменением вида (3), вогнутые функции, удовлетворяющие (4).</text:p>
      <text:p text:style-name="P23"><text:soft-page-break/><text:tab/>В статье [4], процесс построения точных <text:span text:style-name="T9">D</text:span>-оптимальных планов экспериментов для модели наблюдений (1), основывался на следующих теоремах 1, 2.</text:p>
      <text:p text:style-name="P23"><text:tab/><text:span text:style-name="T3">Теорема 1. </text:span><text:span text:style-name="T1">Существует точный</text:span> <text:span text:style-name="T9">D</text:span>-<text:span text:style-name="T1">оптимальный план</text:span> ε<text:span text:style-name="T12">0</text:span> <text:span text:style-name="T1">экспериментов для</text:span> <text:span text:style-name="T1">модели наблюдений</text:span> (1), (4), все <text:span text:style-name="T1">точки спектра</text:span>, <text:span text:style-name="T1"><text:s/>которого лежат в вершинах единичного</text:span> <text:span text:style-name="T9">m</text:span>-<text:span text:style-name="T1">мерного куба</text:span>.</text:p>
      <text:p text:style-name="P23"><text:tab/>Как следствие из теоремы 1, вытекает теорема 2.</text:p>
      <text:p text:style-name="P23"><text:tab/> <text:span text:style-name="T3">Теорема 2. </text:span><text:span text:style-name="T1">Для модели</text:span> (1) <text:span text:style-name="T1">с не коррелированными ошибками наблюдений</text:span>, <text:span text:style-name="T1">имеющими средние значения ноль и дисперсии</text:span></text:p>
      <text:p text:style-name="P24"><draw:frame draw:style-name="fr14" draw:name="Объект14" text:anchor-type="as-char" svg:width="6.985cm" svg:height="0.776cm" draw:z-index="13"><draw:object-ole xlink:href="./Object 14" xlink:type="simple" xlink:show="embed" xlink:actuate="onLoad"/><draw:image xlink:href="./ObjectReplacements/Object 14" xlink:type="simple" xlink:show="embed" xlink:actuate="onLoad"/></draw:frame><text:s text:c="40"/>(5)</text:p>
      <text:p text:style-name="P23"><text:span text:style-name="T1">для функций</text:span> <text:span text:style-name="T9">d</text:span>(<text:span text:style-name="T9">x</text:span>), <text:span text:style-name="T1">таких</text:span>, <text:span text:style-name="T1">что неравенство</text:span> (5) <text:span text:style-name="T1">обращается в равенство в вершинах единичного</text:span> <text:span text:style-name="T9">m</text:span>-<text:span text:style-name="T1">мерного куба</text:span>, <text:span text:style-name="T1">точные</text:span> <text:span text:style-name="T9">D</text:span>-<text:span text:style-name="T1">оптимальные планы экспериментов остаются такими же</text:span>, <text:span text:style-name="T1">как и для равноточных наблюдений</text:span>.</text:p>
      <text:p text:style-name="P23"><text:tab/>В данной статье получены некоторые обобщения результатов построения <text:span text:style-name="T9">D</text:span>-оптимальных планов экспериментов, предложенных в работах [2−4]. </text:p>
      <text:p text:style-name="P23"><text:tab/>Обозначим через <text:span text:style-name="T9">X</text:span> = (<text:span text:style-name="T9">x</text:span><text:span text:style-name="T18">i</text:span><text:span text:style-name="T17">,</text:span><text:span text:style-name="T18">j</text:span>), <text:span text:style-name="T9">i</text:span> = <draw:frame draw:style-name="fr15" draw:name="Объект15" text:anchor-type="as-char" svg:width="0.635cm" svg:height="0.67cm" draw:z-index="14"><draw:object-ole xlink:href="./Object 15" xlink:type="simple" xlink:show="embed" xlink:actuate="onLoad"/><draw:image xlink:href="./ObjectReplacements/Object 15" xlink:type="simple" xlink:show="embed" xlink:actuate="onLoad"/></draw:frame>; <text:span text:style-name="T9">j</text:span><text:span text:style-name="T1"> =</text:span><draw:frame draw:style-name="fr16" draw:name="Объект16" text:anchor-type="as-char" svg:width="0.741cm" svg:height="0.67cm" draw:z-index="15"><draw:object-ole xlink:href="./Object 16" xlink:type="simple" xlink:show="embed" xlink:actuate="onLoad"/><draw:image xlink:href="./ObjectReplacements/Object 16" xlink:type="simple" xlink:show="embed" xlink:actuate="onLoad"/></draw:frame>, матрицу плана экспериментов, <text:span text:style-name="T9">i</text:span>-ая строка этой матрицы − координаты <text:span text:style-name="T9">i</text:span>-ой точки <text:span text:style-name="T9">x</text:span><text:span text:style-name="T12">(</text:span><text:span text:style-name="T15">i</text:span><text:span text:style-name="T12">)</text:span>, в которой планируется проводить наблюдение.</text:p>
      <text:p text:style-name="P23"><text:tab/>Для модели (1) с неравноточными наблюдениями можно построить непрерывные <text:span text:style-name="T9">D</text:span>-оптимальные планы экспериментов в случае, когда дисперсия ошибок наблюдений <text:span text:style-name="T9">d</text:span>(<text:span text:style-name="T9">x</text:span><text:span text:style-name="T17">1</text:span>,…,<text:span text:style-name="T9">x</text:span><text:span text:style-name="T18">m</text:span>) удовлетворяет неравенству:</text:p>
      <text:p text:style-name="P24"><draw:frame draw:style-name="fr17" draw:name="Объект17" text:anchor-type="as-char" svg:width="6.562cm" svg:height="1.164cm" draw:z-index="16"><draw:object-ole xlink:href="./Object 17" xlink:type="simple" xlink:show="embed" xlink:actuate="onLoad"/><draw:image xlink:href="./ObjectReplacements/Object 17" xlink:type="simple" xlink:show="embed" xlink:actuate="onLoad"/></draw:frame><text:s text:c="33"/>(6)</text:p>
      <text:p text:style-name="P23">в котором, не все <text:span text:style-name="T9">x</text:span><text:span text:style-name="T17">1</text:span>, …, <text:span text:style-name="T9">x</text:span><text:span text:style-name="T18">m</text:span>, одновременно, обращаются в ноль, и в вершинах единичного <text:span text:style-name="T9">m</text:span>-мерного куба неравенство (6) обращается в равенство. Неравенству (6) удовлетворяют, например, функции: <text:span text:style-name="T9">d</text:span>(<text:span text:style-name="T9">x</text:span>) = (<text:span text:style-name="T8">σ</text:span><text:span text:style-name="T12">2</text:span>/<text:span text:style-name="T9">m</text:span>)(2<text:span text:style-name="T9">m</text:span> −<draw:frame draw:style-name="fr18" draw:name="Объект18" text:anchor-type="as-char" svg:width="0.492cm" svg:height="0.635cm" draw:z-index="17"><draw:object-ole xlink:href="./Object 18" xlink:type="simple" xlink:show="embed" xlink:actuate="onLoad"/><draw:image xlink:href="./ObjectReplacements/Object 18" xlink:type="simple" xlink:show="embed" xlink:actuate="onLoad"/></draw:frame>−… − <draw:frame draw:style-name="fr19" draw:name="Объект19" text:anchor-type="as-char" svg:width="0.529cm" svg:height="0.67cm" draw:z-index="18"><draw:object-ole xlink:href="./Object 19" xlink:type="simple" xlink:show="embed" xlink:actuate="onLoad"/><draw:image xlink:href="./ObjectReplacements/Object 19" xlink:type="simple" xlink:show="embed" xlink:actuate="onLoad"/></draw:frame>), <text:span text:style-name="T9">d</text:span>(<text:span text:style-name="T9">x</text:span>) = <text:span text:style-name="T8">σ</text:span><text:span text:style-name="T12">2 </text:span>(равноточные наблюдения), и ряд других.</text:p>
      <text:p text:style-name="P23"><text:tab/>Докажем следующую теорему.</text:p>
      <text:p text:style-name="P23"><text:tab/><text:span text:style-name="T3">Теорема 3.</text:span> <text:span text:style-name="T1">Для модели наблюдений</text:span> (1), (6) <text:span text:style-name="T1">матрица плана экспериментов</text:span> <text:span text:style-name="T9">X</text:span> <text:span text:style-name="T1">с</text:span> <text:span text:style-name="T1">взаимно ортогональными столбцами и элементами равными</text:span> <draw:frame draw:style-name="fr20" draw:name="Объект20" text:anchor-type="as-char" svg:width="0.388cm" svg:height="0.423cm" draw:z-index="19"><draw:object-ole xlink:href="./Object 20" xlink:type="simple" xlink:show="embed" xlink:actuate="onLoad"/><draw:image xlink:href="./ObjectReplacements/Object 20" xlink:type="simple" xlink:show="embed" xlink:actuate="onLoad"/></draw:frame>1, <text:span text:style-name="T1">определяет непрерывный</text:span> <text:span text:style-name="T9">D</text:span>-<text:span text:style-name="T1">оптимальный план экспериментов</text:span>:</text:p>
      <text:p text:style-name="P24"><draw:frame draw:style-name="fr21" draw:name="Объект21" text:anchor-type="as-char" svg:width="4.551cm" svg:height="1.199cm" draw:z-index="20"><draw:object-ole xlink:href="./Object 21" xlink:type="simple" xlink:show="embed" xlink:actuate="onLoad"/><draw:image xlink:href="./ObjectReplacements/Object 21" xlink:type="simple" xlink:show="embed" xlink:actuate="onLoad"/></draw:frame><text:s text:c="48"/>(7)</text:p>
      <text:p text:style-name="P23"><text:soft-page-break/><text:span text:style-name="T1">где</text:span> <text:span text:style-name="T9">p</text:span><text:span text:style-name="T18">i</text:span> − <text:span text:style-name="T1">веса наблюдений в точке</text:span> <draw:frame draw:style-name="fr22" draw:name="Объект22" text:anchor-type="as-char" svg:width="0.635cm" svg:height="0.564cm" draw:z-index="21"><draw:object-ole xlink:href="./Object 22" xlink:type="simple" xlink:show="embed" xlink:actuate="onLoad"/><draw:image xlink:href="./ObjectReplacements/Object 22" xlink:type="simple" xlink:show="embed" xlink:actuate="onLoad"/></draw:frame>.</text:p>
      <text:p text:style-name="P26"><text:tab/><text:span text:style-name="T3">Доказательство. </text:span>Информационная матрица <text:span text:style-name="T9">M</text:span>(<draw:frame draw:style-name="fr23" draw:name="Объект23" text:anchor-type="as-char" svg:width="0.492cm" svg:height="0.564cm" draw:z-index="22"><draw:object-ole xlink:href="./Object 23" xlink:type="simple" xlink:show="embed" xlink:actuate="onLoad"/><draw:image xlink:href="./ObjectReplacements/Object 23" xlink:type="simple" xlink:show="embed" xlink:actuate="onLoad"/></draw:frame>) непрерывного плана ε<text:span text:style-name="T12">0</text:span> , в силу взаимной ортогональности столбцов матрицы <text:span text:style-name="T9">X</text:span> и того, что все ее элементы равны <draw:frame draw:style-name="fr20" draw:name="Объект24" text:anchor-type="as-char" svg:width="0.388cm" svg:height="0.423cm" draw:z-index="23"><draw:object-ole xlink:href="./Object 24" xlink:type="simple" xlink:show="embed" xlink:actuate="onLoad"/><draw:image xlink:href="./ObjectReplacements/Object 24" xlink:type="simple" xlink:show="embed" xlink:actuate="onLoad"/></draw:frame>1, преобразуется к виду:</text:p>
      <text:p text:style-name="P27"><draw:frame draw:style-name="fr24" draw:name="Объект25" text:anchor-type="as-char" svg:width="9.349cm" svg:height="1.976cm" draw:z-index="24"><draw:object-ole xlink:href="./Object 25" xlink:type="simple" xlink:show="embed" xlink:actuate="onLoad"/><draw:image xlink:href="./ObjectReplacements/Object 25" xlink:type="simple" xlink:show="embed" xlink:actuate="onLoad"/></draw:frame><text:s text:c="19"/>(8)</text:p>
      <text:p text:style-name="P26">где <text:span text:style-name="T9">E</text:span><text:span text:style-name="T18">m</text:span> − единичная матрица размерности <text:span text:style-name="T9">m</text:span>. Оптимальность плана ε<text:span text:style-name="T12">0</text:span> будет доказана, если, согласно теореме эквивалентности Кифера − Вольфовица [5, стр.109], будет установлено, что</text:p>
      <text:p text:style-name="P27"><draw:frame draw:style-name="fr25" draw:name="Объект26" text:anchor-type="as-char" svg:width="8.043cm" svg:height="1.976cm" draw:z-index="25"><draw:object-ole xlink:href="./Object 26" xlink:type="simple" xlink:show="embed" xlink:actuate="onLoad"/><draw:image xlink:href="./ObjectReplacements/Object 26" xlink:type="simple" xlink:show="embed" xlink:actuate="onLoad"/></draw:frame><text:s text:c="26"/>(9)</text:p>
      <text:p text:style-name="P26">где максимум вычисляется по все точкам единичного <text:span text:style-name="T9">m</text:span>-мерного куба. С учетом (6) и (8), имеем</text:p>
      <text:p text:style-name="P27"><draw:frame draw:style-name="fr26" draw:name="Объект27" text:anchor-type="as-char" svg:width="11.959cm" svg:height="1.976cm" draw:z-index="26"><draw:object-ole xlink:href="./Object 27" xlink:type="simple" xlink:show="embed" xlink:actuate="onLoad"/><draw:image xlink:href="./ObjectReplacements/Object 27" xlink:type="simple" xlink:show="embed" xlink:actuate="onLoad"/></draw:frame><text:s text:c="8"/>(10)</text:p>
      <text:p text:style-name="P26">В (10) верхняя граница <text:span text:style-name="T9">m</text:span> достигается в вершинах <text:span text:style-name="T9">m</text:span>-мерного единичного куба. Что и обосновывает выполнимость утверждения (9). Теорема 3 доказана.</text:p>
      <text:p text:style-name="P26"><text:tab/>В качестве примера непрерывного <text:span text:style-name="T9">D</text:span>-оптимального плана ε<text:span text:style-name="T12">0</text:span> для модели наблюдений (1), (6) можно привести план, соответствующий полному факторному эксперименту, в котором точки спектра сосредоточены во всех 2<text:span text:style-name="T14">m</text:span> вершинах единичного <text:span text:style-name="T9">m</text:span>-мерного куба с равными весами 1/2<text:span text:style-name="T14">m</text:span>. Недостатком таких планов, при их практическом применении, является то, что при больших значениях <text:span text:style-name="T9">m</text:span> они содержат чрезмерно большое число точек. Поэтому представляет интерес построение <text:span text:style-name="T9">D</text:span><text:span text:style-name="T1">- </text:span>оптимальных<text:span text:style-name="T1"> </text:span>планов с наименьшим числом точек в своем спектре.<text:span text:style-name="T1"> </text:span>Такие планы, в теории планирования экспериментов, называются насыщенными. Для модели <text:soft-page-break/>наблюдений (1) насыщенный план должен содержать <text:span text:style-name="T9">m</text:span> точек. Процесс подбора матрицы <text:span text:style-name="T9">X</text:span> плана эксперимента, удовлетворяющей теореме 3, но с меньшим, чем 2<text:span text:style-name="T14">m</text:span> числом точек, тесно связан с построением матриц Адамара. Так, например, для модели наблюдений (1), (6), с четырьмя факторами, <text:span text:style-name="T9">D</text:span>-оптимальный план может содержать 4 точки: <text:span text:style-name="T9">x</text:span><text:span text:style-name="T12">(1)</text:span> = (1,1,1,1), <text:span text:style-name="T9">x</text:span><text:span text:style-name="T12">(2)</text:span> = (1,-1,1,-1), <text:span text:style-name="T9">x</text:span><text:span text:style-name="T12">(3)</text:span> = (1,1,-1,-1), <text:span text:style-name="T9">x</text:span><text:span text:style-name="T12">(4)</text:span> = (1,-1,-1,1), а не 16 точек.</text:p>
      <text:p text:style-name="P26"><text:tab/>Для частного случая модели наблюдений (1), (2):</text:p>
      <text:p text:style-name="P27"><draw:frame draw:style-name="fr27" draw:name="Объект28" text:anchor-type="as-char" svg:width="7.477cm" svg:height="0.706cm" draw:z-index="27"><draw:object-ole xlink:href="./Object 28" xlink:type="simple" xlink:show="embed" xlink:actuate="onLoad"/><draw:image xlink:href="./ObjectReplacements/Object 28" xlink:type="simple" xlink:show="embed" xlink:actuate="onLoad"/></draw:frame><text:s text:c="28"/>(11)</text:p>
      <text:p text:style-name="P26">можно получить дополнительные результаты по построению <text:span text:style-name="T9">D</text:span>-оптимальных планов экспериментов с неравноточными наблюдениями. Модель наблюдений (11) следует из (1), если в ней положить первую компоненту в векторе переменных фиктивной переменной, тождественно равной единице. В модели наблюдений (11) будем считать, что ошибки наблюдений не коррелированны, имеют средние значения равные нулю и дисперсии <text:span text:style-name="T9">d</text:span>(<text:span text:style-name="T9">x</text:span><text:span text:style-name="T17">1</text:span>, <text:span text:style-name="T9">x</text:span><text:span text:style-name="T17">2</text:span>), удовлетворяющие неравенству</text:p>
      <text:p text:style-name="P27"><draw:frame draw:style-name="fr28" draw:name="Объект29" text:anchor-type="as-char" svg:width="5.715cm" svg:height="1.164cm" draw:z-index="28"><draw:object-ole xlink:href="./Object 29" xlink:type="simple" xlink:show="embed" xlink:actuate="onLoad"/><draw:image xlink:href="./ObjectReplacements/Object 29" xlink:type="simple" xlink:show="embed" xlink:actuate="onLoad"/></draw:frame><text:s text:c="39"/>(12)</text:p>
      <text:p text:style-name="P26">причем, в (12) равенство выполняется в вершинах единичного квадрата: <draw:frame draw:style-name="fr22" draw:name="Объект30" text:anchor-type="as-char" svg:width="0.635cm" svg:height="0.564cm" draw:z-index="29"><draw:object-ole xlink:href="./Object 30" xlink:type="simple" xlink:show="embed" xlink:actuate="onLoad"/><draw:image xlink:href="./ObjectReplacements/Object 30" xlink:type="simple" xlink:show="embed" xlink:actuate="onLoad"/></draw:frame>= (1,1), <draw:frame draw:style-name="fr29" draw:name="Объект31" text:anchor-type="as-char" svg:width="0.67cm" svg:height="0.564cm" draw:z-index="30"><draw:object-ole xlink:href="./Object 31" xlink:type="simple" xlink:show="embed" xlink:actuate="onLoad"/><draw:image xlink:href="./ObjectReplacements/Object 31" xlink:type="simple" xlink:show="embed" xlink:actuate="onLoad"/></draw:frame>= (−1,1), <draw:frame draw:style-name="fr29" draw:name="Объект32" text:anchor-type="as-char" svg:width="0.67cm" svg:height="0.564cm" draw:z-index="31"><draw:object-ole xlink:href="./Object 32" xlink:type="simple" xlink:show="embed" xlink:actuate="onLoad"/><draw:image xlink:href="./ObjectReplacements/Object 32" xlink:type="simple" xlink:show="embed" xlink:actuate="onLoad"/></draw:frame>= (−1,− 1), <draw:frame draw:style-name="fr29" draw:name="Объект33" text:anchor-type="as-char" svg:width="0.67cm" svg:height="0.564cm" draw:z-index="32"><draw:object-ole xlink:href="./Object 33" xlink:type="simple" xlink:show="embed" xlink:actuate="onLoad"/><draw:image xlink:href="./ObjectReplacements/Object 33" xlink:type="simple" xlink:show="embed" xlink:actuate="onLoad"/></draw:frame>= (1,− 1).</text:p>
      <text:p text:style-name="P26"><text:tab/>Как частный случай теоремы 3, получаем следующую теорему.</text:p>
      <text:p text:style-name="P26"><text:tab/><text:span text:style-name="T3">Теорема 4. </text:span><text:span text:style-name="T1">Непрерывный</text:span><text:span text:style-name="T3"> </text:span><text:span text:style-name="T9">D</text:span>-<text:span text:style-name="T1">оптимальный план экспериментов для модели наблюдений</text:span> (11), (12) <text:span text:style-name="T1">имеет вид</text:span>:</text:p>
      <text:p text:style-name="P27"><draw:frame draw:style-name="fr30" draw:name="Объект34" text:anchor-type="as-char" svg:width="4.302cm" svg:height="1.834cm" draw:z-index="33"><draw:object-ole xlink:href="./Object 34" xlink:type="simple" xlink:show="embed" xlink:actuate="onLoad"/><draw:image xlink:href="./ObjectReplacements/Object 34" xlink:type="simple" xlink:show="embed" xlink:actuate="onLoad"/></draw:frame><text:s text:c="53"/>(14)</text:p>
      <text:p text:style-name="P26"><text:span text:style-name="T1">где</text:span> ¼<text:span text:style-name="T8"> − </text:span><text:span text:style-name="T1">веса наблюдений</text:span>.</text:p>
      <text:p text:style-name="P26"><text:tab/>Матрица <text:span text:style-name="T9">X</text:span> плана экспериментов (14), строки которой − координаты вершин единичного квадрата, удовлетворяет условиям теоремы 3. Число точек плана (14) равно четырем, что в два раза меньше числа точек полного факторного эксперимента.</text:p>
      <text:p text:style-name="P26"><text:soft-page-break/><text:tab/>На основе непрерывного плана (14) можно строить точные <text:span text:style-name="T9">D</text:span>-оптимальные планы для модели наблюдений (11), (12) при фиксированном числе наблюдений, кратных четырем: <text:span text:style-name="T9">n</text:span> = 4<text:span text:style-name="T9">s</text:span>, <text:span text:style-name="T9">s</text:span> =1,2, … В этом случае в каждой вершине единичного квадрата надо проводить по <text:span text:style-name="T9">s</text:span> наблюдений. </text:p>
      <text:p text:style-name="P26"><text:tab/>Для модели наблюдений (11) с неравноточными наблюдениями можно сконструировать еще 4 непрерывных <text:span text:style-name="T9">D</text:span><text:span text:style-name="T1">-</text:span>оптимальных планов экспериментов, точки спектра которых будут лежать в трех вершинах единичного квадрата. Введем обозначения: <draw:frame draw:style-name="fr7" draw:name="Объект35" text:anchor-type="as-char" svg:width="1.235cm" svg:height="0.635cm" draw:z-index="34"><draw:object-ole xlink:href="./Object 35" xlink:type="simple" xlink:show="embed" xlink:actuate="onLoad"/><draw:image xlink:href="./ObjectReplacements/Object 35" xlink:type="simple" xlink:show="embed" xlink:actuate="onLoad"/></draw:frame>= <text:span text:style-name="T9">d</text:span><text:span text:style-name="T17">1</text:span>, <draw:frame draw:style-name="fr10" draw:name="Объект36" text:anchor-type="as-char" svg:width="1.27cm" svg:height="0.635cm" draw:z-index="35"><draw:object-ole xlink:href="./Object 36" xlink:type="simple" xlink:show="embed" xlink:actuate="onLoad"/><draw:image xlink:href="./ObjectReplacements/Object 36" xlink:type="simple" xlink:show="embed" xlink:actuate="onLoad"/></draw:frame>= <text:span text:style-name="T9">d</text:span><text:span text:style-name="T17">2</text:span>, <draw:frame draw:style-name="fr10" draw:name="Объект37" text:anchor-type="as-char" svg:width="1.27cm" svg:height="0.635cm" draw:z-index="36"><draw:object-ole xlink:href="./Object 37" xlink:type="simple" xlink:show="embed" xlink:actuate="onLoad"/><draw:image xlink:href="./ObjectReplacements/Object 37" xlink:type="simple" xlink:show="embed" xlink:actuate="onLoad"/></draw:frame>= <text:span text:style-name="T9">d</text:span><text:span text:style-name="T17">3</text:span>, <draw:frame draw:style-name="fr10" draw:name="Объект38" text:anchor-type="as-char" svg:width="1.27cm" svg:height="0.635cm" draw:z-index="37"><draw:object-ole xlink:href="./Object 38" xlink:type="simple" xlink:show="embed" xlink:actuate="onLoad"/><draw:image xlink:href="./ObjectReplacements/Object 38" xlink:type="simple" xlink:show="embed" xlink:actuate="onLoad"/></draw:frame>= <text:span text:style-name="T9">d</text:span><text:span text:style-name="T17">4</text:span>.</text:p>
      <text:p text:style-name="P26"><text:tab/><text:span text:style-name="T3">Теорема 5. </text:span><text:span text:style-name="T1">Для модели наблюдений</text:span> (11) <text:span text:style-name="T1">с не коррелированными ошибками наблюдений</text:span>, <text:span text:style-name="T1">имеющими средние значения ноль и дисперсии</text:span> <text:span text:style-name="T9">d</text:span>(<text:span text:style-name="T9">x</text:span><text:span text:style-name="T17">1</text:span>, <text:span text:style-name="T9">x</text:span><text:span text:style-name="T17">2</text:span>), <text:span text:style-name="T1">следующие планы являются непрерывными</text:span> <text:span text:style-name="T9">D</text:span>-<text:span text:style-name="T1">оптимальными</text:span>. <text:span text:style-name="T1">План</text:span></text:p>
      <text:p text:style-name="P27"><draw:frame draw:style-name="fr31" draw:name="Объект39" text:anchor-type="as-char" svg:width="3.563cm" svg:height="1.834cm" draw:z-index="38"><draw:object-ole xlink:href="./Object 39" xlink:type="simple" xlink:show="embed" xlink:actuate="onLoad"/><draw:image xlink:href="./ObjectReplacements/Object 39" xlink:type="simple" xlink:show="embed" xlink:actuate="onLoad"/></draw:frame><text:s text:c="46"/>(15)</text:p>
      <text:p text:style-name="P29">с дисперсиями наблюдений</text:p>
      <text:p text:style-name="P27"><draw:frame draw:style-name="fr32" draw:name="Объект40" text:anchor-type="as-char" svg:width="12.418cm" svg:height="1.094cm" draw:z-index="39"><draw:object-ole xlink:href="./Object 40" xlink:type="simple" xlink:show="embed" xlink:actuate="onLoad"/><draw:image xlink:href="./ObjectReplacements/Object 40" xlink:type="simple" xlink:show="embed" xlink:actuate="onLoad"/></draw:frame><text:s text:c="11"/>(16)</text:p>
      <text:p text:style-name="P29">План</text:p>
      <text:p text:style-name="P27"><draw:frame draw:style-name="fr33" draw:name="Объект41" text:anchor-type="as-char" svg:width="3.598cm" svg:height="1.834cm" draw:z-index="40"><draw:object-ole xlink:href="./Object 41" xlink:type="simple" xlink:show="embed" xlink:actuate="onLoad"/><draw:image xlink:href="./ObjectReplacements/Object 41" xlink:type="simple" xlink:show="embed" xlink:actuate="onLoad"/></draw:frame><text:s text:c="45"/>(17)</text:p>
      <text:p text:style-name="P29">с дисперсиями наблюдений</text:p>
      <text:p text:style-name="P27"><draw:frame draw:style-name="fr34" draw:name="Объект42" text:anchor-type="as-char" svg:width="12.557cm" svg:height="1.094cm" draw:z-index="41"><draw:object-ole xlink:href="./Object 42" xlink:type="simple" xlink:show="embed" xlink:actuate="onLoad"/><draw:image xlink:href="./ObjectReplacements/Object 42" xlink:type="simple" xlink:show="embed" xlink:actuate="onLoad"/></draw:frame><text:s text:c="8"/>(18)</text:p>
      <text:p text:style-name="P29">План</text:p>
      <text:p text:style-name="P27"><text:soft-page-break/><draw:frame draw:style-name="fr35" draw:name="Объект43" text:anchor-type="as-char" svg:width="3.528cm" svg:height="1.834cm" draw:z-index="42"><draw:object-ole xlink:href="./Object 43" xlink:type="simple" xlink:show="embed" xlink:actuate="onLoad"/><draw:image xlink:href="./ObjectReplacements/Object 43" xlink:type="simple" xlink:show="embed" xlink:actuate="onLoad"/></draw:frame><text:s text:c="49"/>(19)</text:p>
      <text:p text:style-name="P29">с дисперсиями наблюдений</text:p>
      <text:p text:style-name="P27"><draw:frame draw:style-name="fr32" draw:name="Объект44" text:anchor-type="as-char" svg:width="12.418cm" svg:height="1.094cm" draw:z-index="43"><draw:object-ole xlink:href="./Object 44" xlink:type="simple" xlink:show="embed" xlink:actuate="onLoad"/><draw:image xlink:href="./ObjectReplacements/Object 44" xlink:type="simple" xlink:show="embed" xlink:actuate="onLoad"/></draw:frame><text:s text:c="6"/>(20)</text:p>
      <text:p text:style-name="P29">План</text:p>
      <text:p text:style-name="P27"><draw:frame draw:style-name="fr31" draw:name="Объект45" text:anchor-type="as-char" svg:width="3.563cm" svg:height="1.834cm" draw:z-index="44"><draw:object-ole xlink:href="./Object 45" xlink:type="simple" xlink:show="embed" xlink:actuate="onLoad"/><draw:image xlink:href="./ObjectReplacements/Object 45" xlink:type="simple" xlink:show="embed" xlink:actuate="onLoad"/></draw:frame><text:s text:c="47"/>(21)</text:p>
      <text:p text:style-name="P29">с дисперсиями наблюдений</text:p>
      <text:p text:style-name="P27"><draw:frame draw:style-name="fr36" draw:name="Объект46" text:anchor-type="as-char" svg:width="12.488cm" svg:height="1.094cm" draw:z-index="45"><draw:object-ole xlink:href="./Object 46" xlink:type="simple" xlink:show="embed" xlink:actuate="onLoad"/><draw:image xlink:href="./ObjectReplacements/Object 46" xlink:type="simple" xlink:show="embed" xlink:actuate="onLoad"/></draw:frame><text:s text:c="7"/>(22)</text:p>
      <text:p text:style-name="P26"><text:tab/><text:span text:style-name="T3">Доказательство.</text:span> Опишем в начале процесс построения непрерывного <text:span text:style-name="T9">D</text:span>-оптимального плана <draw:frame draw:style-name="fr18" draw:name="Объект47" text:anchor-type="as-char" svg:width="0.492cm" svg:height="0.635cm" draw:z-index="46"><draw:object-ole xlink:href="./Object 47" xlink:type="simple" xlink:show="embed" xlink:actuate="onLoad"/><draw:image xlink:href="./ObjectReplacements/Object 47" xlink:type="simple" xlink:show="embed" xlink:actuate="onLoad"/></draw:frame><text:s/>для модели неравноточных наблюдений (11) с точками спектра <draw:frame draw:style-name="fr22" draw:name="Объект48" text:anchor-type="as-char" svg:width="0.635cm" svg:height="0.564cm" draw:z-index="47"><draw:object-ole xlink:href="./Object 48" xlink:type="simple" xlink:show="embed" xlink:actuate="onLoad"/><draw:image xlink:href="./ObjectReplacements/Object 48" xlink:type="simple" xlink:show="embed" xlink:actuate="onLoad"/></draw:frame>, <draw:frame draw:style-name="fr29" draw:name="Объект49" text:anchor-type="as-char" svg:width="0.67cm" svg:height="0.564cm" draw:z-index="48"><draw:object-ole xlink:href="./Object 49" xlink:type="simple" xlink:show="embed" xlink:actuate="onLoad"/><draw:image xlink:href="./ObjectReplacements/Object 49" xlink:type="simple" xlink:show="embed" xlink:actuate="onLoad"/></draw:frame>, <draw:frame draw:style-name="fr29" draw:name="Объект50" text:anchor-type="as-char" svg:width="0.67cm" svg:height="0.564cm" draw:z-index="49"><draw:object-ole xlink:href="./Object 50" xlink:type="simple" xlink:show="embed" xlink:actuate="onLoad"/><draw:image xlink:href="./ObjectReplacements/Object 50" xlink:type="simple" xlink:show="embed" xlink:actuate="onLoad"/></draw:frame>и дисперсиями наблюдений в этих точках <text:span text:style-name="T9">d</text:span><text:span text:style-name="T17">1</text:span>, <text:span text:style-name="T9">d</text:span><text:span text:style-name="T17">2</text:span>, <text:span text:style-name="T9">d</text:span><text:span text:style-name="T17">3. </text:span>Для оптимального плана<draw:frame draw:style-name="fr18" draw:name="Объект51" text:anchor-type="as-char" svg:width="0.492cm" svg:height="0.635cm" draw:z-index="50"><draw:object-ole xlink:href="./Object 51" xlink:type="simple" xlink:show="embed" xlink:actuate="onLoad"/><draw:image xlink:href="./ObjectReplacements/Object 51" xlink:type="simple" xlink:show="embed" xlink:actuate="onLoad"/></draw:frame>, по теореме эквивалентности Кифера − Вольфовица [5], выполняется неравенство:</text:p>
      <text:p text:style-name="P27"><draw:frame draw:style-name="fr37" draw:name="Объект52" text:anchor-type="as-char" svg:width="8.431cm" svg:height="1.976cm" draw:z-index="51"><draw:object-ole xlink:href="./Object 52" xlink:type="simple" xlink:show="embed" xlink:actuate="onLoad"/><draw:image xlink:href="./ObjectReplacements/Object 52" xlink:type="simple" xlink:show="embed" xlink:actuate="onLoad"/></draw:frame><text:s text:c="20"/>(23)</text:p>
      <text:p text:style-name="P26">где <text:span text:style-name="T9">d</text:span>(<text:span text:style-name="T9">x</text:span><text:span text:style-name="T17">1</text:span>, <text:span text:style-name="T9">x</text:span><text:span text:style-name="T17">2</text:span>) − непрерывная функция, определяющая дисперсию ошибки наблюдения в точке (<text:span text:style-name="T9">x</text:span><text:span text:style-name="T17">1</text:span>, <text:span text:style-name="T9">x</text:span><text:span text:style-name="T17">2</text:span>), <text:span text:style-name="T9">M</text:span>(<draw:frame draw:style-name="fr18" draw:name="Объект53" text:anchor-type="as-char" svg:width="0.492cm" svg:height="0.635cm" draw:z-index="52"><draw:object-ole xlink:href="./Object 53" xlink:type="simple" xlink:show="embed" xlink:actuate="onLoad"/><draw:image xlink:href="./ObjectReplacements/Object 53" xlink:type="simple" xlink:show="embed" xlink:actuate="onLoad"/></draw:frame>) − информационная матрица плана экспериментов. В точках спектра плана <draw:frame draw:style-name="fr18" draw:name="Объект54" text:anchor-type="as-char" svg:width="0.492cm" svg:height="0.635cm" draw:z-index="53"><draw:object-ole xlink:href="./Object 54" xlink:type="simple" xlink:show="embed" xlink:actuate="onLoad"/><draw:image xlink:href="./ObjectReplacements/Object 54" xlink:type="simple" xlink:show="embed" xlink:actuate="onLoad"/></draw:frame>, неравенство (23), как необходимое условие, обращается в равенство. Исходя из этих условий, построим класс функций <text:span text:style-name="T9">d</text:span>(<text:span text:style-name="T9">x</text:span><text:span text:style-name="T17">1</text:span>, <text:span text:style-name="T9">x</text:span><text:span text:style-name="T17">2</text:span>), определяющих поведение дисперсии ошибок наблюдений <text:s/>для плана <draw:frame draw:style-name="fr18" draw:name="Объект55" text:anchor-type="as-char" svg:width="0.492cm" svg:height="0.635cm" draw:z-index="54"><draw:object-ole xlink:href="./Object 55" xlink:type="simple" xlink:show="embed" xlink:actuate="onLoad"/><draw:image xlink:href="./ObjectReplacements/Object 55" xlink:type="simple" xlink:show="embed" xlink:actuate="onLoad"/></draw:frame>. Информационная матрица плана <draw:frame draw:style-name="fr18" draw:name="Объект56" text:anchor-type="as-char" svg:width="0.492cm" svg:height="0.635cm" draw:z-index="55"><draw:object-ole xlink:href="./Object 56" xlink:type="simple" xlink:show="embed" xlink:actuate="onLoad"/><draw:image xlink:href="./ObjectReplacements/Object 56" xlink:type="simple" xlink:show="embed" xlink:actuate="onLoad"/></draw:frame>равна:</text:p>
      <text:p text:style-name="P28"><text:soft-page-break/><draw:frame draw:style-name="fr38" draw:name="Объект57" text:anchor-type="as-char" svg:width="13.58cm" svg:height="2.046cm" draw:z-index="56"><draw:object-ole xlink:href="./Object 57" xlink:type="simple" xlink:show="embed" xlink:actuate="onLoad"/><draw:image xlink:href="./ObjectReplacements/Object 57" xlink:type="simple" xlink:show="embed" xlink:actuate="onLoad"/></draw:frame></text:p>
      <text:p text:style-name="P26">где </text:p>
      <text:p text:style-name="P27"><draw:frame draw:style-name="fr39" draw:name="Объект58" text:anchor-type="as-char" svg:width="12.771cm" svg:height="0.67cm" draw:z-index="57"><draw:object-ole xlink:href="./Object 58" xlink:type="simple" xlink:show="embed" xlink:actuate="onLoad"/><draw:image xlink:href="./ObjectReplacements/Object 58" xlink:type="simple" xlink:show="embed" xlink:actuate="onLoad"/></draw:frame><text:s text:c="9"/>(24)</text:p>
      <text:p text:style-name="P26">Матрица обратная к матрице <draw:frame draw:style-name="fr10" draw:name="Объект59" text:anchor-type="as-char" svg:width="1.27cm" svg:height="0.635cm" draw:z-index="58"><draw:object-ole xlink:href="./Object 59" xlink:type="simple" xlink:show="embed" xlink:actuate="onLoad"/><draw:image xlink:href="./ObjectReplacements/Object 59" xlink:type="simple" xlink:show="embed" xlink:actuate="onLoad"/></draw:frame>имеет вид:</text:p>
      <text:p text:style-name="P27"><draw:frame draw:style-name="fr40" draw:name="Объект60" text:anchor-type="as-char" svg:width="11.465cm" svg:height="2.046cm" draw:z-index="59"><draw:object-ole xlink:href="./Object 60" xlink:type="simple" xlink:show="embed" xlink:actuate="onLoad"/><draw:image xlink:href="./ObjectReplacements/Object 60" xlink:type="simple" xlink:show="embed" xlink:actuate="onLoad"/></draw:frame><text:s text:c="2"/><text:span text:style-name="T8"><text:s text:c="6"/></text:span>(25)</text:p>
      <text:p text:style-name="P26">Разрешая неравенство (23) относительно <text:span text:style-name="T9">d</text:span>(<text:span text:style-name="T9">x</text:span><text:span text:style-name="T17">1</text:span>,<text:span text:style-name="T9">x</text:span><text:span text:style-name="T17">2</text:span>), с учетом (25), получим класс функций <text:span text:style-name="T9">d</text:span>(<text:span text:style-name="T9">x</text:span><text:span text:style-name="T17">1</text:span>,<text:span text:style-name="T9">x</text:span><text:span text:style-name="T17">2</text:span>), определяющих изменение дисперсии наблюдений в плане <draw:frame draw:style-name="fr18" draw:name="Объект61" text:anchor-type="as-char" svg:width="0.492cm" svg:height="0.635cm" draw:z-index="60"><draw:object-ole xlink:href="./Object 61" xlink:type="simple" xlink:show="embed" xlink:actuate="onLoad"/><draw:image xlink:href="./ObjectReplacements/Object 61" xlink:type="simple" xlink:show="embed" xlink:actuate="onLoad"/></draw:frame>:</text:p>
      <text:p text:style-name="P27"><draw:frame draw:style-name="fr41" draw:name="Объект62" text:anchor-type="as-char" svg:width="3.493cm" svg:height="0.6cm" draw:z-index="61"><draw:object-ole xlink:href="./Object 62" xlink:type="simple" xlink:show="embed" xlink:actuate="onLoad"/><draw:image xlink:href="./ObjectReplacements/Object 62" xlink:type="simple" xlink:show="embed" xlink:actuate="onLoad"/></draw:frame><text:span text:style-name="T8"><text:s text:c="47"/>(</text:span>26<text:span text:style-name="T8">)</text:span></text:p>
      <text:p text:style-name="P26">где</text:p>
      <text:p text:style-name="P26"><draw:frame draw:style-name="fr42" draw:name="Объект63" text:anchor-type="as-char" svg:width="15.346cm" svg:height="1.235cm" draw:z-index="62"><draw:object-ole xlink:href="./Object 63" xlink:type="simple" xlink:show="embed" xlink:actuate="onLoad"/><draw:image xlink:href="./ObjectReplacements/Object 63" xlink:type="simple" xlink:show="embed" xlink:actuate="onLoad"/></draw:frame></text:p>
      <text:p text:style-name="P26">Если теперь в функции <text:span text:style-name="T9">f</text:span>(<text:span text:style-name="T9">x</text:span><text:span text:style-name="T17">1</text:span>, <text:span text:style-name="T9">x</text:span><text:span text:style-name="T17">2</text:span>) вернуться к исходным обозначениям (24), то неравенство (26) обратится в неравенство (16). Необходимое условие оптимальности плана <draw:frame draw:style-name="fr18" draw:name="Объект64" text:anchor-type="as-char" svg:width="0.492cm" svg:height="0.635cm" draw:z-index="63"><draw:object-ole xlink:href="./Object 64" xlink:type="simple" xlink:show="embed" xlink:actuate="onLoad"/><draw:image xlink:href="./ObjectReplacements/Object 64" xlink:type="simple" xlink:show="embed" xlink:actuate="onLoad"/></draw:frame>также выполняется, так как в точках спектра плана <draw:frame draw:style-name="fr22" draw:name="Объект65" text:anchor-type="as-char" svg:width="0.635cm" svg:height="0.564cm" draw:z-index="64"><draw:object-ole xlink:href="./Object 65" xlink:type="simple" xlink:show="embed" xlink:actuate="onLoad"/><draw:image xlink:href="./ObjectReplacements/Object 65" xlink:type="simple" xlink:show="embed" xlink:actuate="onLoad"/></draw:frame>, <draw:frame draw:style-name="fr29" draw:name="Объект66" text:anchor-type="as-char" svg:width="0.67cm" svg:height="0.564cm" draw:z-index="65"><draw:object-ole xlink:href="./Object 66" xlink:type="simple" xlink:show="embed" xlink:actuate="onLoad"/><draw:image xlink:href="./ObjectReplacements/Object 66" xlink:type="simple" xlink:show="embed" xlink:actuate="onLoad"/></draw:frame>, <draw:frame draw:style-name="fr29" draw:name="Объект67" text:anchor-type="as-char" svg:width="0.67cm" svg:height="0.564cm" draw:z-index="66"><draw:object-ole xlink:href="./Object 67" xlink:type="simple" xlink:show="embed" xlink:actuate="onLoad"/><draw:image xlink:href="./ObjectReplacements/Object 67" xlink:type="simple" xlink:show="embed" xlink:actuate="onLoad"/></draw:frame><text:s/>неравенство (16) обращается в равенство.</text:p>
      <text:p text:style-name="P26"><text:tab/>Аналогичным образом обосновывается оптимальность остальных планов (17), (19), (21). При этом каждый раз будут меняться обозначения (24). А именно, для плана (17):</text:p>
      <text:p text:style-name="P28"><draw:frame draw:style-name="fr43" draw:name="Объект68" text:anchor-type="as-char" svg:width="13.264cm" svg:height="0.67cm" draw:z-index="67"><draw:object-ole xlink:href="./Object 68" xlink:type="simple" xlink:show="embed" xlink:actuate="onLoad"/><draw:image xlink:href="./ObjectReplacements/Object 68" xlink:type="simple" xlink:show="embed" xlink:actuate="onLoad"/></draw:frame></text:p>
      <text:p text:style-name="P26">Для плана (19)<text:span text:style-name="T8">:</text:span></text:p>
      <text:p text:style-name="P28"><text:soft-page-break/><draw:frame draw:style-name="fr39" draw:name="Объект69" text:anchor-type="as-char" svg:width="12.771cm" svg:height="0.67cm" draw:z-index="68"><draw:object-ole xlink:href="./Object 69" xlink:type="simple" xlink:show="embed" xlink:actuate="onLoad"/><draw:image xlink:href="./ObjectReplacements/Object 69" xlink:type="simple" xlink:show="embed" xlink:actuate="onLoad"/></draw:frame></text:p>
      <text:p text:style-name="P26">Для плана (21)<text:span text:style-name="T8">:</text:span></text:p>
      <text:p text:style-name="P28"><draw:frame draw:style-name="fr44" draw:name="Объект70" text:anchor-type="as-char" svg:width="12.771cm" svg:height="0.635cm" draw:z-index="69"><draw:object-ole xlink:href="./Object 70" xlink:type="simple" xlink:show="embed" xlink:actuate="onLoad"/><draw:image xlink:href="./ObjectReplacements/Object 70" xlink:type="simple" xlink:show="embed" xlink:actuate="onLoad"/></draw:frame></text:p>
      <text:p text:style-name="P26">Необходимые условия оптимальности планов (17), (19), (21) выполняются, так как в точках спектров этих планов неравенства (18), (20), (22) обращаются в равенства. Доказательство теоремы 5 завершено. </text:p>
      <text:p text:style-name="P26"><text:tab/>На основе планов (15), (17), (19), (21) можно строить точные <text:span text:style-name="T9">D</text:span>-оптимальные планы экспериментов для наблюдений кратных трем: <text:span text:style-name="T9">n</text:span> = 3<text:span text:style-name="T9">s</text:span>. Например, план</text:p>
      <text:p text:style-name="P27"><draw:frame draw:style-name="fr45" draw:name="Объект71" text:anchor-type="as-char" svg:width="0.847cm" svg:height="0.564cm" draw:z-index="70"><draw:object-ole xlink:href="./Object 71" xlink:type="simple" xlink:show="embed" xlink:actuate="onLoad"/><draw:image xlink:href="./ObjectReplacements/Object 71" xlink:type="simple" xlink:show="embed" xlink:actuate="onLoad"/></draw:frame><draw:frame draw:style-name="fr46" draw:name="Объект72" text:anchor-type="as-char" svg:width="2.752cm" svg:height="1.341cm" draw:z-index="71"><draw:object-ole xlink:href="./Object 72" xlink:type="simple" xlink:show="embed" xlink:actuate="onLoad"/><draw:image xlink:href="./ObjectReplacements/Object 72" xlink:type="simple" xlink:show="embed" xlink:actuate="onLoad"/></draw:frame><text:s text:c="50"/>(27)</text:p>
      <text:p text:style-name="P26">определяет <text:span text:style-name="T9">D</text:span>-оптимальный план экспериментов для модели неравноточных наблюдений (11) с дисперсиями <text:span text:style-name="T9">d</text:span>(<text:span text:style-name="T9">x</text:span><text:span text:style-name="T17">1</text:span>,<text:span text:style-name="T9">x</text:span><text:span text:style-name="T17">2</text:span>), удовлетворяющими неравенству</text:p>
      <text:p text:style-name="P27"><draw:frame draw:style-name="fr47" draw:name="Объект73" text:anchor-type="as-char" svg:width="7.373cm" svg:height="1.094cm" draw:z-index="72"><draw:object-ole xlink:href="./Object 73" xlink:type="simple" xlink:show="embed" xlink:actuate="onLoad"/><draw:image xlink:href="./ObjectReplacements/Object 73" xlink:type="simple" xlink:show="embed" xlink:actuate="onLoad"/></draw:frame><text:s text:c="23"/>(28)</text:p>
      <text:p text:style-name="P26">и условиям: <text:span text:style-name="T9">d</text:span>(<text:span text:style-name="T9">x</text:span><text:span text:style-name="T12">(1)</text:span>) = 6, <text:span text:style-name="T9">d</text:span>(<text:span text:style-name="T9">x</text:span><text:span text:style-name="T12">(2)</text:span>) = 4, <text:span text:style-name="T9">d</text:span>(<text:span text:style-name="T9">x</text:span><text:span text:style-name="T12">(3)</text:span>) = 2. Неравенство (16), в данном случае, обращается в неравенство (28). Примерами функций <text:span text:style-name="T9">d</text:span>(<text:span text:style-name="T9">x</text:span><text:span text:style-name="T17">1</text:span>,<text:span text:style-name="T9">x</text:span><text:span text:style-name="T17">2</text:span>), удовлетворяющих (28), могут служить функции: <text:span text:style-name="T9">d</text:span>(<text:span text:style-name="T9">x</text:span><text:span text:style-name="T17">1</text:span>,<text:span text:style-name="T9">x</text:span><text:span text:style-name="T17">2</text:span>) = 2,5<draw:frame draw:style-name="fr18" draw:name="Объект74" text:anchor-type="as-char" svg:width="0.492cm" svg:height="0.635cm" draw:z-index="73"><draw:object-ole xlink:href="./Object 74" xlink:type="simple" xlink:show="embed" xlink:actuate="onLoad"/><draw:image xlink:href="./ObjectReplacements/Object 74" xlink:type="simple" xlink:show="embed" xlink:actuate="onLoad"/></draw:frame>+ 1,5<draw:frame draw:style-name="fr18" draw:name="Объект75" text:anchor-type="as-char" svg:width="0.492cm" svg:height="0.635cm" draw:z-index="74"><draw:object-ole xlink:href="./Object 75" xlink:type="simple" xlink:show="embed" xlink:actuate="onLoad"/><draw:image xlink:href="./ObjectReplacements/Object 75" xlink:type="simple" xlink:show="embed" xlink:actuate="onLoad"/></draw:frame>– 2<text:span text:style-name="T9">x</text:span><text:span text:style-name="T17">1</text:span><text:span text:style-name="T9">x</text:span><text:span text:style-name="T17">2</text:span> + 3<text:span text:style-name="T9">x</text:span><text:span text:style-name="T17">1</text:span> – <text:span text:style-name="T9">x</text:span><text:span text:style-name="T17">2</text:span> + 2; <text:span text:style-name="T9">d</text:span>(<text:span text:style-name="T9">x</text:span><text:span text:style-name="T17">1</text:span>,<text:span text:style-name="T9">x</text:span><text:span text:style-name="T17">2</text:span>) = – 0,5<draw:frame draw:style-name="fr48" draw:name="Объект76" text:anchor-type="as-char" svg:width="0.529cm" svg:height="0.635cm" draw:z-index="75"><draw:object-ole xlink:href="./Object 76" xlink:type="simple" xlink:show="embed" xlink:actuate="onLoad"/><draw:image xlink:href="./ObjectReplacements/Object 76" xlink:type="simple" xlink:show="embed" xlink:actuate="onLoad"/></draw:frame>– 1,5<draw:frame draw:style-name="fr18" draw:name="Объект77" text:anchor-type="as-char" svg:width="0.492cm" svg:height="0.635cm" draw:z-index="76"><draw:object-ole xlink:href="./Object 77" xlink:type="simple" xlink:show="embed" xlink:actuate="onLoad"/><draw:image xlink:href="./ObjectReplacements/Object 77" xlink:type="simple" xlink:show="embed" xlink:actuate="onLoad"/></draw:frame>– 2<text:span text:style-name="T9">x</text:span><text:span text:style-name="T17">1</text:span><text:span text:style-name="T9">x</text:span><text:span text:style-name="T17">2</text:span> + 3<text:span text:style-name="T9">x</text:span><text:span text:style-name="T17">1</text:span> – <text:span text:style-name="T9">x</text:span><text:span text:style-name="T17">2</text:span> + 8 и ряд других.</text:p>
      <text:p text:style-name="P26"><text:tab/>Для модели (11) с неравноточными наблюдениями можно строить насыщенные <text:span text:style-name="T9">D</text:span>-оптимальные планы экспериментов на основе теорем 1, 2. Так, для модели наблюдений (11), дисперсии которых <text:span text:style-name="T9">d</text:span>(<text:span text:style-name="T9">x</text:span><text:span text:style-name="T17">1</text:span>,<text:span text:style-name="T9">x</text:span><text:span text:style-name="T17">2</text:span>) определяются неравенством:</text:p>
      <text:p text:style-name="P27"><draw:frame draw:style-name="fr49" draw:name="Объект78" text:anchor-type="as-char" svg:width="3.704cm" svg:height="0.6cm" draw:z-index="77"><draw:object-ole xlink:href="./Object 78" xlink:type="simple" xlink:show="embed" xlink:actuate="onLoad"/><draw:image xlink:href="./ObjectReplacements/Object 78" xlink:type="simple" xlink:show="embed" xlink:actuate="onLoad"/></draw:frame><text:s text:c="49"/>(29)</text:p>
      <text:p text:style-name="P26">в котором равенство достигается во всех вершинах единичного квадрата, насыщенный <text:span text:style-name="T9">D</text:span>-оптимальный план имеет вид:</text:p>
      <text:p text:style-name="P28"><text:soft-page-break/><draw:frame draw:style-name="fr45" draw:name="Объект79" text:anchor-type="as-char" svg:width="0.847cm" svg:height="0.564cm" draw:z-index="78"><draw:object-ole xlink:href="./Object 79" xlink:type="simple" xlink:show="embed" xlink:actuate="onLoad"/><draw:image xlink:href="./ObjectReplacements/Object 79" xlink:type="simple" xlink:show="embed" xlink:actuate="onLoad"/></draw:frame><text:s/><draw:frame draw:style-name="fr46" draw:name="Объект80" text:anchor-type="as-char" svg:width="2.752cm" svg:height="1.341cm" draw:z-index="79"><draw:object-ole xlink:href="./Object 80" xlink:type="simple" xlink:show="embed" xlink:actuate="onLoad"/><draw:image xlink:href="./ObjectReplacements/Object 80" xlink:type="simple" xlink:show="embed" xlink:actuate="onLoad"/></draw:frame></text:p>
      <text:p text:style-name="P26">Функциями, удовлетворяющими (29), могут быть: <text:span text:style-name="T9">d</text:span>(<text:span text:style-name="T9">x</text:span><text:span text:style-name="T17">1</text:span>,<text:span text:style-name="T9">x</text:span><text:span text:style-name="T17">2</text:span>) = – <draw:frame draw:style-name="fr48" draw:name="Объект81" text:anchor-type="as-char" svg:width="0.529cm" svg:height="0.635cm" draw:z-index="80"><draw:object-ole xlink:href="./Object 81" xlink:type="simple" xlink:show="embed" xlink:actuate="onLoad"/><draw:image xlink:href="./ObjectReplacements/Object 81" xlink:type="simple" xlink:show="embed" xlink:actuate="onLoad"/></draw:frame><text:s/>–<draw:frame draw:style-name="fr18" draw:name="Объект82" text:anchor-type="as-char" svg:width="0.492cm" svg:height="0.635cm" draw:z-index="81"><draw:object-ole xlink:href="./Object 82" xlink:type="simple" xlink:show="embed" xlink:actuate="onLoad"/><draw:image xlink:href="./ObjectReplacements/Object 82" xlink:type="simple" xlink:show="embed" xlink:actuate="onLoad"/></draw:frame>–<text:span text:style-name="T1"> </text:span><text:span text:style-name="T9">x</text:span><text:span text:style-name="T17">1</text:span> – <text:span text:style-name="T9">x</text:span><text:span text:style-name="T17">2</text:span> + 6, <text:span text:style-name="T9">d</text:span>(<text:span text:style-name="T9">x</text:span><text:span text:style-name="T17">1</text:span>,<text:span text:style-name="T9">x</text:span><text:span text:style-name="T17">2</text:span>) = 4 – <text:span text:style-name="T9">x</text:span><text:span text:style-name="T17">1</text:span> – <text:span text:style-name="T9">x</text:span><text:span text:style-name="T17">2 </text:span>и ряд других.</text:p>
      <text:p text:style-name="P26"><text:tab/>Для модели неравноточных наблюдений (11), кратных трем, <text:span text:style-name="T9">n</text:span> = 3<text:span text:style-name="T9">s</text:span>, дисперсии которых <text:span text:style-name="T9">d</text:span>(<text:span text:style-name="T9">x</text:span><text:span text:style-name="T17">1</text:span>,<text:span text:style-name="T9">x</text:span><text:span text:style-name="T17">2</text:span>) удовлетворяют неравенству</text:p>
      <text:p text:style-name="P27"><draw:frame draw:style-name="fr50" draw:name="Объект83" text:anchor-type="as-char" svg:width="3.598cm" svg:height="0.635cm" draw:z-index="82"><draw:object-ole xlink:href="./Object 83" xlink:type="simple" xlink:show="embed" xlink:actuate="onLoad"/><draw:image xlink:href="./ObjectReplacements/Object 83" xlink:type="simple" xlink:show="embed" xlink:actuate="onLoad"/></draw:frame><text:s text:c="57"/>(30)</text:p>
      <text:p text:style-name="P26">которое обращается в равенство во всех вершинах единичного квадрата, можно построить 4 насыщенных <text:span text:style-name="T9">D</text:span>-оптимальных планов экспериментов, точки спектра которых располагаются в трех разных вершинах единичного квадрата по <text:span text:style-name="T9">s</text:span> в каждой вершине. Функции <text:span text:style-name="T9">d</text:span>(<text:span text:style-name="T9">x</text:span><text:span text:style-name="T17">1</text:span>,<text:span text:style-name="T9">x</text:span><text:span text:style-name="T17">2</text:span>), удовлетворяющие (30), могут быть: <text:span text:style-name="T9">d</text:span>(<text:span text:style-name="T9">x</text:span><text:span text:style-name="T17">1</text:span>,<text:span text:style-name="T9">x</text:span><text:span text:style-name="T17">2</text:span>) = σ<text:span text:style-name="T12">2</text:span> (равноточные наблюдения), <text:span text:style-name="T9">d</text:span>(<text:span text:style-name="T9">x</text:span><text:span text:style-name="T17">1</text:span>,<text:span text:style-name="T9">x</text:span><text:span text:style-name="T17">2</text:span>) = − <text:span text:style-name="T9">k</text:span><draw:frame draw:style-name="fr48" draw:name="Объект84" text:anchor-type="as-char" svg:width="0.529cm" svg:height="0.635cm" draw:z-index="83"><draw:object-ole xlink:href="./Object 84" xlink:type="simple" xlink:show="embed" xlink:actuate="onLoad"/><draw:image xlink:href="./ObjectReplacements/Object 84" xlink:type="simple" xlink:show="embed" xlink:actuate="onLoad"/></draw:frame>− <text:span text:style-name="T9">k</text:span><draw:frame draw:style-name="fr18" draw:name="Объект85" text:anchor-type="as-char" svg:width="0.492cm" svg:height="0.635cm" draw:z-index="84"><draw:object-ole xlink:href="./Object 85" xlink:type="simple" xlink:show="embed" xlink:actuate="onLoad"/><draw:image xlink:href="./ObjectReplacements/Object 85" xlink:type="simple" xlink:show="embed" xlink:actuate="onLoad"/></draw:frame>+ σ<text:span text:style-name="T12">2</text:span> +2<text:span text:style-name="T9">k</text:span><text:span text:style-name="T1">, </text:span><text:span text:style-name="T9">k</text:span> &gt; 0, и ряд других. Более того, при специальном выборе функции <text:span text:style-name="T9">d</text:span>(<text:span text:style-name="T9">x</text:span><text:span text:style-name="T17">1</text:span>,<text:span text:style-name="T9">x</text:span><text:span text:style-name="T17">2</text:span>) в неравенстве (30), как показано в [4], можно построить бесконечное, несчетное множество насыщенных планов экспериментов для модели наблюдений (11).</text:p>
      <text:p text:style-name="P26"><text:tab/>Для модели (11) с наблюдениями кратными четырем, <text:span text:style-name="T9">n</text:span> = 4<text:span text:style-name="T9">s</text:span>, <text:s/>при построении <text:span text:style-name="T9">D</text:span>-оптимальных планов экспериментов, можно использовать теоремы 1, 2 и 4. Например, для модели наблюдений (11) с дисперсиями, удовлетворяющими (12), нужно во всех вершинах единичного квадрата проводить по <text:span text:style-name="T9">s</text:span> наблюдений. Примеры таких функций: <text:span text:style-name="T9">d</text:span>(<text:span text:style-name="T9">x</text:span><text:span text:style-name="T17">1</text:span>,<text:span text:style-name="T9">x</text:span><text:span text:style-name="T17">2</text:span>) = σ<text:span text:style-name="T12">2</text:span>, <text:span text:style-name="T9">d</text:span>(<text:span text:style-name="T9">x</text:span><text:span text:style-name="T17">1</text:span>,<text:span text:style-name="T9">x</text:span><text:span text:style-name="T17">2</text:span>) = (7 − 2<draw:frame draw:style-name="fr48" draw:name="Объект86" text:anchor-type="as-char" svg:width="0.529cm" svg:height="0.635cm" draw:z-index="85"><draw:object-ole xlink:href="./Object 86" xlink:type="simple" xlink:show="embed" xlink:actuate="onLoad"/><draw:image xlink:href="./ObjectReplacements/Object 86" xlink:type="simple" xlink:show="embed" xlink:actuate="onLoad"/></draw:frame> − 2<draw:frame draw:style-name="fr18" draw:name="Объект87" text:anchor-type="as-char" svg:width="0.492cm" svg:height="0.635cm" draw:z-index="86"><draw:object-ole xlink:href="./Object 87" xlink:type="simple" xlink:show="embed" xlink:actuate="onLoad"/><draw:image xlink:href="./ObjectReplacements/Object 87" xlink:type="simple" xlink:show="embed" xlink:actuate="onLoad"/></draw:frame>)/3 и ряд других. </text:p>
      <text:p text:style-name="P26"><text:tab/>Если в модели наблюдений проводится ровно 4 наблюдения с дисперсиями <text:span text:style-name="T9">d</text:span>(<text:span text:style-name="T9">x</text:span><text:span text:style-name="T17">1</text:span>,<text:span text:style-name="T9">x</text:span><text:span text:style-name="T17">2</text:span>), удовлетворяющими неравенству: <text:span text:style-name="T9">d</text:span>(<text:span text:style-name="T9">x</text:span><text:span text:style-name="T17">1</text:span>,<text:span text:style-name="T9">x</text:span><text:span text:style-name="T17">2</text:span>) ≥ 10 + 6<text:span text:style-name="T9">x</text:span><text:span text:style-name="T17">1</text:span> + 3<text:span text:style-name="T9">x</text:span><text:span text:style-name="T17">2</text:span>, которое обращается в равенство во всех вершинах единичного квадрата, то их надо проводить во всех вершинах единичного квадрата. Примеры таких функций: <text:span text:style-name="T9">d</text:span>(<text:span text:style-name="T9">x</text:span><text:span text:style-name="T17">1</text:span>,<text:span text:style-name="T9">x</text:span><text:span text:style-name="T17">2</text:span>) = 10 + 6<text:span text:style-name="T9">x</text:span><text:span text:style-name="T17">1</text:span> + 3<text:span text:style-name="T9">x</text:span><text:span text:style-name="T17">2</text:span>, <text:span text:style-name="T9">d</text:span>(<text:span text:style-name="T9">x</text:span><text:span text:style-name="T17">1</text:span>,<text:span text:style-name="T9">x</text:span><text:span text:style-name="T17">2</text:span>) = −<draw:frame draw:style-name="fr48" draw:name="Объект88" text:anchor-type="as-char" svg:width="0.529cm" svg:height="0.635cm" draw:z-index="87"><draw:object-ole xlink:href="./Object 88" xlink:type="simple" xlink:show="embed" xlink:actuate="onLoad"/><draw:image xlink:href="./ObjectReplacements/Object 88" xlink:type="simple" xlink:show="embed" xlink:actuate="onLoad"/></draw:frame>− 9<draw:frame draw:style-name="fr18" draw:name="Объект89" text:anchor-type="as-char" svg:width="0.492cm" svg:height="0.635cm" draw:z-index="88"><draw:object-ole xlink:href="./Object 89" xlink:type="simple" xlink:show="embed" xlink:actuate="onLoad"/><draw:image xlink:href="./ObjectReplacements/Object 89" xlink:type="simple" xlink:show="embed" xlink:actuate="onLoad"/></draw:frame> + 6<text:span text:style-name="T9">x</text:span><text:span text:style-name="T17">1</text:span> + 3<text:span text:style-name="T9">x</text:span><text:span text:style-name="T17">2</text:span> + 20 и ряд других.</text:p>
      <text:p text:style-name="P26"><text:tab/>Для модели (11) с пятью неравноточными наблюдениями <text:span text:style-name="T9">D</text:span>-оптимальные планы можно строить на основе теорем 1, 2. Пусть, например, дисперсии наблюдений удовлетворяют неравенству: <text:span text:style-name="T9">d</text:span>(<text:span text:style-name="T9">x</text:span><text:span text:style-name="T17">1</text:span>,<text:span text:style-name="T9">x</text:span><text:span text:style-name="T17">2</text:span>) ≥ 4 + <text:span text:style-name="T9">x</text:span><text:span text:style-name="T17">1</text:span> + <text:span text:style-name="T9">x</text:span><text:span text:style-name="T17">2</text:span>, которое обращается в равенство в <text:soft-page-break/>вершинах единичного квадрата. Примеры <text:s/>таких функций: −<draw:frame draw:style-name="fr48" draw:name="Объект90" text:anchor-type="as-char" svg:width="0.529cm" svg:height="0.635cm" draw:z-index="89"><draw:object-ole xlink:href="./Object 90" xlink:type="simple" xlink:show="embed" xlink:actuate="onLoad"/><draw:image xlink:href="./ObjectReplacements/Object 90" xlink:type="simple" xlink:show="embed" xlink:actuate="onLoad"/></draw:frame>−<draw:frame draw:style-name="fr18" draw:name="Объект91" text:anchor-type="as-char" svg:width="0.492cm" svg:height="0.635cm" draw:z-index="90"><draw:object-ole xlink:href="./Object 91" xlink:type="simple" xlink:show="embed" xlink:actuate="onLoad"/><draw:image xlink:href="./ObjectReplacements/Object 91" xlink:type="simple" xlink:show="embed" xlink:actuate="onLoad"/></draw:frame> + <text:span text:style-name="T9">x</text:span><text:span text:style-name="T17">1</text:span> + <text:span text:style-name="T9">x</text:span><text:span text:style-name="T17">2</text:span> + 6; <text:s text:c="7"/>4 + <text:span text:style-name="T9">x</text:span><text:span text:style-name="T17">1</text:span> + <text:span text:style-name="T9">x</text:span><text:span text:style-name="T17">2</text:span>. В этом случае точки спектра оптимального плана должны располагаться во всех вершинах единичного квадрата, причем в вершине <text:span text:style-name="T9">x</text:span><text:span text:style-name="T12">(2)</text:span> их две.</text:p>
      <text:p text:style-name="P26"><text:tab/>Для модели (11) с пятью наблюдениями, дисперсии которых удовлетворяют неравенству:<text:tab/><text:span text:style-name="T9">d</text:span>(<text:span text:style-name="T9">x</text:span><text:span text:style-name="T17">1</text:span>,<text:span text:style-name="T9">x</text:span><text:span text:style-name="T17">2</text:span>) ≥ 4 + <text:span text:style-name="T9">x</text:span><text:span text:style-name="T17">1</text:span>, которое обращается в равенство в вершинах единичного квадрата, можно построить 2 оптимальных плана экспериментов. Точки спектра <text:s/>этих планов находятся во всех вершинах единичного квадрата. Причем, в первом плане вершина <text:span text:style-name="T9">x</text:span><text:span text:style-name="T12">(2)</text:span>, а во втором плане вершина <text:span text:style-name="T9">x</text:span><text:span text:style-name="T12">(3)</text:span>, содержатся дважды. Примеры функций <text:span text:style-name="T9">d</text:span>(<text:span text:style-name="T9">x</text:span><text:span text:style-name="T17">1</text:span>,<text:span text:style-name="T9">x</text:span><text:span text:style-name="T17">2</text:span>): <text:span text:style-name="T9">d</text:span>(<text:span text:style-name="T9">x</text:span><text:span text:style-name="T17">1</text:span>,<text:span text:style-name="T9">x</text:span><text:span text:style-name="T17">2</text:span>) = 4 + <text:span text:style-name="T9">x</text:span><text:span text:style-name="T17">1</text:span>,<text:span text:style-name="T1"> </text:span><text:span text:style-name="T9">d</text:span>(<text:span text:style-name="T9">x</text:span><text:span text:style-name="T17">1</text:span>,<text:span text:style-name="T9">x</text:span><text:span text:style-name="T17">2</text:span>) = <text:s/>−<draw:frame draw:style-name="fr48" draw:name="Объект92" text:anchor-type="as-char" svg:width="0.529cm" svg:height="0.635cm" draw:z-index="91"><draw:object-ole xlink:href="./Object 92" xlink:type="simple" xlink:show="embed" xlink:actuate="onLoad"/><draw:image xlink:href="./ObjectReplacements/Object 92" xlink:type="simple" xlink:show="embed" xlink:actuate="onLoad"/></draw:frame> + <text:span text:style-name="T9">x</text:span><text:span text:style-name="T17">1 </text:span>+ 5.</text:p>
      <text:p text:style-name="P26"><text:tab/>Для модели (11) с пятью наблюдениями, дисперсии которых удовлетворяют неравенству:<text:tab/><text:span text:style-name="T9">d</text:span>(<text:span text:style-name="T9">x</text:span><text:span text:style-name="T17">1</text:span>,<text:span text:style-name="T9">x</text:span><text:span text:style-name="T17">2</text:span>) ≥ 4 , которое обращается в равенство в вершинах единичного квадрата, можно построить 4 оптимальных плана экспериментов. Точки спектра <text:s/>этих планов находятся во всех вершинах единичного квадрата, но одна из вершин повторяется дважды. Эти планы совпадают с классическими <text:span text:style-name="T9">D</text:span>-оптимальными планами, которые строятся для равноточных наблюдений. Примеры дисперсий <text:span text:style-name="T9">d</text:span>(<text:span text:style-name="T9">x</text:span><text:span text:style-name="T17">1</text:span>,<text:span text:style-name="T9">x</text:span><text:span text:style-name="T17">2</text:span>) данного абзаца: <text:span text:style-name="T9">d</text:span>(<text:span text:style-name="T9">x</text:span><text:span text:style-name="T17">1</text:span>,<text:span text:style-name="T9">x</text:span><text:span text:style-name="T17">2</text:span>) <text:s/>= −<draw:frame draw:style-name="fr48" draw:name="Объект93" text:anchor-type="as-char" svg:width="0.529cm" svg:height="0.635cm" draw:z-index="92"><draw:object-ole xlink:href="./Object 93" xlink:type="simple" xlink:show="embed" xlink:actuate="onLoad"/><draw:image xlink:href="./ObjectReplacements/Object 93" xlink:type="simple" xlink:show="embed" xlink:actuate="onLoad"/></draw:frame>+ 5; <text:span text:style-name="T9">d</text:span>(<text:span text:style-name="T9">x</text:span><text:span text:style-name="T17">1</text:span>,<text:span text:style-name="T9">x</text:span><text:span text:style-name="T17">2</text:span>) <text:s/>= −<draw:frame draw:style-name="fr18" draw:name="Объект94" text:anchor-type="as-char" svg:width="0.492cm" svg:height="0.635cm" draw:z-index="93"><draw:object-ole xlink:href="./Object 94" xlink:type="simple" xlink:show="embed" xlink:actuate="onLoad"/><draw:image xlink:href="./ObjectReplacements/Object 94" xlink:type="simple" xlink:show="embed" xlink:actuate="onLoad"/></draw:frame>+ 5; <text:span text:style-name="T9">d</text:span>(<text:span text:style-name="T9">x</text:span><text:span text:style-name="T17">1</text:span>,<text:span text:style-name="T9">x</text:span><text:span text:style-name="T17">2</text:span>) <text:s/>= −<draw:frame draw:style-name="fr48" draw:name="Объект95" text:anchor-type="as-char" svg:width="0.529cm" svg:height="0.635cm" draw:z-index="94"><draw:object-ole xlink:href="./Object 95" xlink:type="simple" xlink:show="embed" xlink:actuate="onLoad"/><draw:image xlink:href="./ObjectReplacements/Object 95" xlink:type="simple" xlink:show="embed" xlink:actuate="onLoad"/></draw:frame> − <draw:frame draw:style-name="fr18" draw:name="Объект96" text:anchor-type="as-char" svg:width="0.492cm" svg:height="0.635cm" draw:z-index="95"><draw:object-ole xlink:href="./Object 96" xlink:type="simple" xlink:show="embed" xlink:actuate="onLoad"/><draw:image xlink:href="./ObjectReplacements/Object 96" xlink:type="simple" xlink:show="embed" xlink:actuate="onLoad"/></draw:frame>+6; <text:span text:style-name="T9">d</text:span>(<text:span text:style-name="T9">x</text:span><text:span text:style-name="T17">1</text:span>,<text:span text:style-name="T9">x</text:span><text:span text:style-name="T17">2</text:span>) <text:s/>= 4.</text:p>
      <text:p text:style-name="P25"/>
      <text:p text:style-name="P19">Библиографические ссылки</text:p>
      <text:p text:style-name="P19"/>
      <text:p text:style-name="P20"><text:span text:style-name="T20">1</text:span><text:span text:style-name="T8">.</text:span><text:span text:style-name="T11"> </text:span><text:span text:style-name="T21">Moyssiadis, C., Kounias, S. </text:span><text:span text:style-name="T20">Exact </text:span><text:span text:style-name="T21">D</text:span><text:span text:style-name="T20">-optimal observations 2</text:span><text:span text:style-name="T16">k</text:span><text:span text:style-name="T20"> designs of <text:s/>resolution 3, when </text:span><text:span text:style-name="T21">N</text:span><text:span text:style-name="T20"> ≡ 1 or 2 mod 4 // Math. Operationsforch</text:span><text:span text:style-name="T19">. </text:span><text:span text:style-name="T20">U</text:span><text:span text:style-name="T19">. </text:span><text:span text:style-name="T20">Statist</text:span><text:span text:style-name="T19">., </text:span><text:span text:style-name="T20">Ser</text:span><text:span text:style-name="T19">. </text:span><text:span text:style-name="T20">Statist</text:span><text:span text:style-name="T19">., 1968. </text:span><text:span text:style-name="T20">Vol</text:span><text:span text:style-name="T19">. 14, № 3. </text:span><text:span text:style-name="T20">P</text:span><text:span text:style-name="T19">.367−379.</text:span></text:p>
      <text:p text:style-name="P20"><text:span text:style-name="T19">2</text:span><text:span text:style-name="T24">.</text:span><text:span text:style-name="T23"> Кирлица, В.П. </text:span><text:span text:style-name="T19">Точные </text:span><text:span text:style-name="T21">D</text:span><text:span text:style-name="T23">-</text:span><text:span text:style-name="T19">оптимальные планы экспериментов для линейной модели парной регрессии // Вестн. БГУ</text:span><text:span text:style-name="T20">. </text:span><text:span text:style-name="T19">Сер</text:span><text:span text:style-name="T20">. 1, </text:span><text:span text:style-name="T19">Физика</text:span><text:span text:style-name="T20">. </text:span><text:span text:style-name="T19">Математика</text:span><text:span text:style-name="T20">. </text:span><text:span text:style-name="T19">Информатика</text:span><text:span text:style-name="T20">. 2016. № 2. </text:span><text:span text:style-name="T19">С</text:span><text:span text:style-name="T20">. 116−122.</text:span></text:p>
      <text:p text:style-name="P20"><text:span text:style-name="T20">3.</text:span><text:span text:style-name="T22"> <text:s/></text:span><text:span text:style-name="T21">Kirlitsa, V.P.</text:span><text:span text:style-name="T20"> Exact </text:span><text:span text:style-name="T21">D-</text:span><text:span text:style-name="T20">optimal designs of experiments for linear multiple model with linear variance of observations // Computer data analysis and modeling. Robustness <text:s/>and computer intensive methods. Minsk, <text:s/>2004. Vol. 1. P. 165−167.</text:span></text:p>
      <text:p text:style-name="P20"><text:span text:style-name="T19">4.</text:span><text:span text:style-name="T24"> </text:span><text:span text:style-name="T23">Кирлица, В.П.</text:span><text:span text:style-name="T19"> Точные </text:span><text:span text:style-name="T21">D</text:span><text:span text:style-name="T23">-</text:span><text:span text:style-name="T19">оптимальные планы экспериментов</text:span><text:span text:style-name="T23"> </text:span><text:span text:style-name="T19">для линейной множественной регрессии с неравноточными наблюдениями // Журнал Белорусского государственного университета. Математика, информатика. № 3, 2017. Стр. 28-32.</text:span></text:p>
      <text:p text:style-name="P20"><text:span text:style-name="T24">5.</text:span><text:span text:style-name="T23"> Ермаков С.М., Жиглявский А.А.</text:span><text:span text:style-name="T19"> Математическая теория оптимального эксперимента. М., 1987.</text:span></text:p>
      <text:p text:style-name="P21"/>
      <text:p text:style-name="P31">References</text:p>
      <text:p text:style-name="P30"/>
      <text:p text:style-name="P20"><text:span text:style-name="T20">1.</text:span><text:span text:style-name="T8"> </text:span><text:span text:style-name="T20">Moyssiadis, C., Kounias, S.</text:span><text:span text:style-name="T21"> </text:span><text:span text:style-name="T20">Exact </text:span><text:span text:style-name="T21">D</text:span><text:span text:style-name="T20">-optimal observations 2</text:span><text:span text:style-name="T16">k</text:span><text:span text:style-name="T20"> designs of <text:s/>resolution 3, when </text:span><text:span text:style-name="T21">N</text:span><text:span text:style-name="T20"> ≡ 1 or 2 mod 4. </text:span><text:span text:style-name="T21"><text:s/>Math. Operationsforch</text:span><text:span text:style-name="T23">. </text:span><text:span text:style-name="T21">U</text:span><text:span text:style-name="T23">. </text:span><text:span text:style-name="T21">Statist</text:span><text:span text:style-name="T23">., </text:span><text:span text:style-name="T21">Ser</text:span><text:span text:style-name="T23">. </text:span><text:span text:style-name="T21">Statist</text:span><text:span text:style-name="T23">.</text:span><text:span text:style-name="T19">, 1968. </text:span><text:span text:style-name="T20">Vol</text:span><text:span text:style-name="T19">. 14, № 3. </text:span><text:span text:style-name="T20">P</text:span><text:span text:style-name="T19">.367−379.</text:span></text:p>
      <text:p text:style-name="P32"><text:span text:style-name="T20">2. Kirlitsa V.P. Tochnya </text:span><text:span text:style-name="T21">D</text:span><text:span text:style-name="T20">-optimal</text:span><text:span text:style-name="T16">,</text:span><text:span text:style-name="T20">nya plany eksperimentov dlya lineynoi parnoi regressii [Exact </text:span><text:span text:style-name="T21">D</text:span><text:span text:style-name="T20">-optimal designs of experiments for linear pair regression].</text:span><text:span text:style-name="T21"> Vestnik</text:span><text:span text:style-name="T23"> </text:span><text:span text:style-name="T21">Bel</text:span><text:span text:style-name="T23">. </text:span><text:span text:style-name="T21">Gosud</text:span><text:span text:style-name="T23">. </text:span><text:span text:style-name="T21">univ</text:span><text:span text:style-name="T23">.</text:span><text:span text:style-name="T19"> 2016. </text:span><text:span text:style-name="T20">No</text:span><text:span text:style-name="T19">. 2. </text:span><text:span text:style-name="T20">P</text:span><text:span text:style-name="T19">. 116-122. (</text:span><text:span text:style-name="T20">in</text:span><text:span text:style-name="T19"> </text:span><text:span text:style-name="T20">Russ</text:span><text:span text:style-name="T19">.).</text:span></text:p>
      <text:p text:style-name="P20"><text:span text:style-name="T20">3. Kirlitsa, V.P. Exact </text:span><text:span text:style-name="T21">D-</text:span><text:span text:style-name="T20">optimal designs of experiments for linear multiple model with linear variance of observations. </text:span><text:span text:style-name="T21">Computer data analysis and modeling. Robustness <text:s/>and computer intensive methods. </text:span><text:span text:style-name="T20">Minsk, <text:s/>2004. Vol. 1. P. 165−167.</text:span></text:p>
      <text:p text:style-name="P20"><text:soft-page-break/><text:span text:style-name="T20">4. Kirlitsa V.P. Tochnya </text:span><text:span text:style-name="T21">D</text:span><text:span text:style-name="T20">-optimal</text:span><text:span text:style-name="T16">,</text:span><text:span text:style-name="T20">nya plany eksperimentov dlya lineynoi mnojestvennoi regressii s neravnotochnimi nablydeniami [Exact </text:span><text:span text:style-name="T21">D</text:span><text:span text:style-name="T20">-optimal designs of experiments for lineal multiple regression with heteroscedastic observations]. </text:span><text:span text:style-name="T21">Magazine of the Belarusian State University. Mathematics</text:span><text:span text:style-name="T23">. </text:span><text:span text:style-name="T21">Computer</text:span><text:span text:style-name="T23"> </text:span><text:span text:style-name="T21">science</text:span><text:span text:style-name="T23">. </text:span><text:span text:style-name="T19">2017. </text:span><text:span text:style-name="T20">No</text:span><text:span text:style-name="T19">. 3. </text:span><text:span text:style-name="T20">P</text:span><text:span text:style-name="T19">. 28-32 (</text:span><text:span text:style-name="T20">in</text:span><text:span text:style-name="T19"> </text:span><text:span text:style-name="T20">Russ</text:span><text:span text:style-name="T19">.).</text:span></text:p>
      <text:p text:style-name="P20"><text:span text:style-name="T20">5. Ermakov S.M., Zhiglavski A.A. Matematicheskaya teoria optimalnogo experimenta [The mathematical theory of optimal design]. Moscow, 1987 (in Russ.).</text:span></text:p>
      <text:p text:style-name="P22"/>
      <text:p text:style-name="P22"/>
      <text:p text:style-name="P19">Сведения об авторе.</text:p>
      <text:p text:style-name="P7"/>
      <text:p text:style-name="P20"><text:span text:style-name="T3"><text:tab/></text:span>Кирлица Валерий Петрович, кандидат физико-математических наук, доцент. Доцент кафедры математического моделирования и анализа данных Белорусского государственного университета. Домашний адрес: ул. Голубева, 5, кв. 28, д.т. 2213103. Kirlitsa@bsu.b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1.905cm" fo:margin-right="1.632cm" fo:text-align="center" style:justify-single-word="false" fo:text-indent="0cm" style:auto-text-indent="false"/>
      <style:text-properties fo:text-transform="uppercase"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044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Мой_20_пример" style:display-name="Мой пример" style:family="paragraph" style:parent-style-name="Standard" style:next-style-name="Standard">
      <style:paragraph-properties fo:margin-left="0cm" fo:margin-right="0cm" fo:text-align="justify" style:justify-single-word="false" fo:text-indent="0.945cm" style:auto-text-indent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.801cm" fo:margin-left="3cm" fo:margin-right="2cm" style:writing-mode="lr-tb" style:layout-grid-color="#c0c0c0" style:layout-grid-lines="217" style:layout-grid-base-height="0.11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107"><draw:text-box fo:min-height="0.058cm" fo:min-width="0cm"><text:p text:style-name="Footer"><text:span text:style-name="Page_20_Number"><text:span text:style-name="MT1"><text:page-number text:select-page="current">1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ЛОВОК  ПЕЧАТАЕТСЯ  ПО  ЦЕНТРУ,</dc:title>
    <dc:subject/>
    <meta:keyword/>
    <dc:description/>
    <meta:initial-creator>Elena</meta:initial-creator>
    <meta:creation-date>2019-03-18T15:17:00</meta:creation-date>
    <dc:creator>1</dc:creator>
    <dc:date>2019-03-18T15:17:00</dc:date>
    <meta:editing-cycles>2</meta:editing-cycles>
    <meta:document-statistic meta:table-count="0" meta:image-count="0" meta:object-count="96" meta:page-count="12" meta:paragraph-count="126" meta:word-count="2304" meta:character-count="17553" meta:non-whitespace-character-count="14371"/>
    <meta:generator>LibreOffice/6.0.3.2$Windows_X86_64 LibreOffice_project/8f48d515416608e3a835360314dac7e47fd0b821</meta:generator>
  </office:meta>
</office:document-meta>
</file>